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40.01pt" svg:height="384.75pt" svg:x="570.53pt" svg:y="204.04pt">
            <loext:p draw:notify-on-update-of-ranges="Sheet1.A2:Sheet1.A12 Sheet1.E2:Sheet1.E2 Sheet1.F2:Sheet1.F12 Sheet1.A14:Sheet1.A24 Sheet1.B14:Sheet1.B14 Sheet1.F14:Sheet1.F24 Sheet1.A25:Sheet1.A35 Sheet1.B25:Sheet1.B25 Sheet1.F25:Sheet1.F35 Sheet1.A36:Sheet1.A46 Sheet1.B36:Sheet1.B36 Sheet1.F36:Sheet1.F4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b loop per task</text:p>
          </table:table-cell>
          <table:table-cell office:value-type="string" calcext:value-type="string">
            <text:p>nb byte payload</text:p>
          </table:table-cell>
          <table:table-cell office:value-type="string" calcext:value-type="string">
            <text:p>nb task complete</text:p>
          </table:table-cell>
          <table:table-cell office:value-type="string" calcext:value-type="string">
            <text:p>time ms per task</text:p>
          </table:table-cell>
          <table:table-cell office:value-type="string" calcext:value-type="string">
            <text:p>time ms per task per squidlet</text:p>
          </table:table-cell>
          <table:table-cell office:value-type="string" calcext:value-type="string">
            <text:p>time s per task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91" calcext:value-type="float">
            <text:p>1791</text:p>
          </table:table-cell>
          <table:table-cell office:value-type="float" office:value="16.26" calcext:value-type="float">
            <text:p>16.26</text:p>
          </table:table-cell>
          <table:table-cell office:value-type="string" calcext:value-type="string">
            <text:p>local</text:p>
          </table:table-cell>
          <table:table-cell table:formula="of:=[.D2]/1000" office:value-type="float" office:value="0.01626" calcext:value-type="float">
            <text:p>0.01626</text:p>
          </table:table-cell>
          <table:table-cell table:formula="of:=1024*26" office:value-type="float" office:value="26624" calcext:value-type="float">
            <text:p>266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1" calcext:value-type="float">
            <text:p>941</text:p>
          </table:table-cell>
          <table:table-cell office:value-type="float" office:value="31.87" calcext:value-type="float">
            <text:p>31.87</text:p>
          </table:table-cell>
          <table:table-cell/>
          <table:table-cell table:formula="of:=[.D3]/1000" office:value-type="float" office:value="0.03187" calcext:value-type="float">
            <text:p>0.03187</text:p>
          </table:table-cell>
          <table:table-cell office:value-type="string" calcext:value-type="string">
            <text:p>sorting a set of 26k elements, squad on pc, 4 squidlets on one raspi 3b+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 office:value-type="float" office:value="60.27" calcext:value-type="float">
            <text:p>60.27</text:p>
          </table:table-cell>
          <table:table-cell/>
          <table:table-cell table:formula="of:=[.D4]/1000" office:value-type="float" office:value="0.06027" calcext:value-type="float">
            <text:p>0.0602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107.41" calcext:value-type="float">
            <text:p>107.41</text:p>
          </table:table-cell>
          <table:table-cell/>
          <table:table-cell table:formula="of:=[.D5]/1000" office:value-type="float" office:value="0.10741" calcext:value-type="float">
            <text:p>0.1074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189.11" calcext:value-type="float">
            <text:p>189.11</text:p>
          </table:table-cell>
          <table:table-cell/>
          <table:table-cell table:formula="of:=[.D6]/1000" office:value-type="float" office:value="0.18911" calcext:value-type="float">
            <text:p>0.1891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420.32" calcext:value-type="float">
            <text:p>420.32</text:p>
          </table:table-cell>
          <table:table-cell/>
          <table:table-cell table:formula="of:=[.D7]/1000" office:value-type="float" office:value="0.42032" calcext:value-type="float">
            <text:p>0.4203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92.03" calcext:value-type="float">
            <text:p>792.03</text:p>
          </table:table-cell>
          <table:table-cell/>
          <table:table-cell table:formula="of:=[.D8]/1000" office:value-type="float" office:value="0.79203" calcext:value-type="float">
            <text:p>0.7920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68.65" calcext:value-type="float">
            <text:p>1568.65</text:p>
          </table:table-cell>
          <table:table-cell/>
          <table:table-cell table:formula="of:=[.D9]/1000" office:value-type="float" office:value="1.56865" calcext:value-type="float">
            <text:p>1.5686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22.4" calcext:value-type="float">
            <text:p>3222.4</text:p>
          </table:table-cell>
          <table:table-cell/>
          <table:table-cell table:formula="of:=[.D10]/1000" office:value-type="float" office:value="3.2224" calcext:value-type="float">
            <text:p>3.222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322" calcext:value-type="float">
            <text:p>6322</text:p>
          </table:table-cell>
          <table:table-cell/>
          <table:table-cell table:formula="of:=[.D11]/1000" office:value-type="float" office:value="6.322" calcext:value-type="float">
            <text:p>6.322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742.33" calcext:value-type="float">
            <text:p>12742.33</text:p>
          </table:table-cell>
          <table:table-cell/>
          <table:table-cell table:formula="of:=[.D12]/1000" office:value-type="float" office:value="12.74233" calcext:value-type="float">
            <text:p>12.74233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relative spee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float" office:value="46.98" calcext:value-type="float">
            <text:p>46.98</text:p>
          </table:table-cell>
          <table:table-cell table:formula="of:=[.D14]*4" office:value-type="float" office:value="187.92" calcext:value-type="float">
            <text:p>187.92</text:p>
          </table:table-cell>
          <table:table-cell table:formula="of:=[.D14]/1000" office:value-type="float" office:value="0.04698" calcext:value-type="float">
            <text:p>0.04698</text:p>
          </table:table-cell>
          <table:table-cell table:formula="of:=[.D2]/[.D14]" office:value-type="float" office:value="0.34610472541507" calcext:value-type="float">
            <text:p>0.34610472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78.14" calcext:value-type="float">
            <text:p>78.14</text:p>
          </table:table-cell>
          <table:table-cell table:formula="of:=[.D15]*4" office:value-type="float" office:value="312.56" calcext:value-type="float">
            <text:p>312.56</text:p>
          </table:table-cell>
          <table:table-cell table:formula="of:=[.D15]/1000" office:value-type="float" office:value="0.07814" calcext:value-type="float">
            <text:p>0.07814</text:p>
          </table:table-cell>
          <table:table-cell table:formula="of:=[.D3]/[.D15]" office:value-type="float" office:value="0.407857691323266" calcext:value-type="float">
            <text:p>0.4078576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8.29" calcext:value-type="float">
            <text:p>158.29</text:p>
          </table:table-cell>
          <table:table-cell table:formula="of:=[.D16]*4" office:value-type="float" office:value="633.16" calcext:value-type="float">
            <text:p>633.16</text:p>
          </table:table-cell>
          <table:table-cell table:formula="of:=[.D16]/1000" office:value-type="float" office:value="0.15829" calcext:value-type="float">
            <text:p>0.15829</text:p>
          </table:table-cell>
          <table:table-cell table:formula="of:=[.D4]/[.D16]" office:value-type="float" office:value="0.380756838713753" calcext:value-type="float">
            <text:p>0.38075683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34.71" calcext:value-type="float">
            <text:p>534.71</text:p>
          </table:table-cell>
          <table:table-cell table:formula="of:=[.D17]*4" office:value-type="float" office:value="2138.84" calcext:value-type="float">
            <text:p>2138.84</text:p>
          </table:table-cell>
          <table:table-cell table:formula="of:=[.D17]/1000" office:value-type="float" office:value="0.53471" calcext:value-type="float">
            <text:p>0.53471</text:p>
          </table:table-cell>
          <table:table-cell table:formula="of:=[.D5]/[.D17]" office:value-type="float" office:value="0.200875240784724" calcext:value-type="float">
            <text:p>0.20087524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77.04" calcext:value-type="float">
            <text:p>577.04</text:p>
          </table:table-cell>
          <table:table-cell table:formula="of:=[.D18]*4" office:value-type="float" office:value="2308.16" calcext:value-type="float">
            <text:p>2308.16</text:p>
          </table:table-cell>
          <table:table-cell table:formula="of:=[.D18]/1000" office:value-type="float" office:value="0.57704" calcext:value-type="float">
            <text:p>0.57704</text:p>
          </table:table-cell>
          <table:table-cell table:formula="of:=[.D6]/[.D18]" office:value-type="float" office:value="0.327724247885762" calcext:value-type="float">
            <text:p>0.32772424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226.75" calcext:value-type="float">
            <text:p>1226.75</text:p>
          </table:table-cell>
          <table:table-cell table:formula="of:=[.D19]*4" office:value-type="float" office:value="4907" calcext:value-type="float">
            <text:p>4907</text:p>
          </table:table-cell>
          <table:table-cell table:formula="of:=[.D19]/1000" office:value-type="float" office:value="1.22675" calcext:value-type="float">
            <text:p>1.22675</text:p>
          </table:table-cell>
          <table:table-cell table:formula="of:=[.D7]/[.D19]" office:value-type="float" office:value="0.342628897493377" calcext:value-type="float">
            <text:p>0.34262889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977.33" calcext:value-type="float">
            <text:p>2977.33</text:p>
          </table:table-cell>
          <table:table-cell table:formula="of:=[.D20]*4" office:value-type="float" office:value="11909.32" calcext:value-type="float">
            <text:p>11909.32</text:p>
          </table:table-cell>
          <table:table-cell table:formula="of:=[.D20]/1000" office:value-type="float" office:value="2.97733" calcext:value-type="float">
            <text:p>2.97733</text:p>
          </table:table-cell>
          <table:table-cell table:formula="of:=[.D8]/[.D20]" office:value-type="float" office:value="0.266020226175802" calcext:value-type="float">
            <text:p>0.266020226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799.62" calcext:value-type="float">
            <text:p>4799.62</text:p>
          </table:table-cell>
          <table:table-cell table:formula="of:=[.D21]*4" office:value-type="float" office:value="19198.48" calcext:value-type="float">
            <text:p>19198.48</text:p>
          </table:table-cell>
          <table:table-cell table:formula="of:=[.D21]/1000" office:value-type="float" office:value="4.79962" calcext:value-type="float">
            <text:p>4.79962</text:p>
          </table:table-cell>
          <table:table-cell table:formula="of:=[.D9]/[.D21]" office:value-type="float" office:value="0.326827957213279" calcext:value-type="float">
            <text:p>0.326827957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623" calcext:value-type="float">
            <text:p>9623</text:p>
          </table:table-cell>
          <table:table-cell table:formula="of:=[.D22]*4" office:value-type="float" office:value="38492" calcext:value-type="float">
            <text:p>38492</text:p>
          </table:table-cell>
          <table:table-cell table:formula="of:=[.D22]/1000" office:value-type="float" office:value="9.623" calcext:value-type="float">
            <text:p>9.623</text:p>
          </table:table-cell>
          <table:table-cell table:formula="of:=[.D10]/[.D22]" office:value-type="float" office:value="0.334864387405175" calcext:value-type="float">
            <text:p>0.334864387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263" calcext:value-type="float">
            <text:p>19263</text:p>
          </table:table-cell>
          <table:table-cell table:formula="of:=[.D23]*4" office:value-type="float" office:value="77052" calcext:value-type="float">
            <text:p>77052</text:p>
          </table:table-cell>
          <table:table-cell table:formula="of:=[.D23]/1000" office:value-type="float" office:value="19.263" calcext:value-type="float">
            <text:p>19.263</text:p>
          </table:table-cell>
          <table:table-cell table:formula="of:=[.D11]/[.D23]" office:value-type="float" office:value="0.32819394694492" calcext:value-type="float">
            <text:p>0.328193946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604.5" calcext:value-type="float">
            <text:p>38604.5</text:p>
          </table:table-cell>
          <table:table-cell table:formula="of:=[.D24]*4" office:value-type="float" office:value="154418" calcext:value-type="float">
            <text:p>154418</text:p>
          </table:table-cell>
          <table:table-cell table:formula="of:=[.D24]/1000" office:value-type="float" office:value="38.6045" calcext:value-type="float">
            <text:p>38.6045</text:p>
          </table:table-cell>
          <table:table-cell table:formula="of:=[.D12]/[.D24]" office:value-type="float" office:value="0.330073696071701" calcext:value-type="float">
            <text:p>0.33007369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24" calcext:value-type="float">
            <text:p>624</text:p>
          </table:table-cell>
          <table:table-cell office:value-type="float" office:value="46.93" calcext:value-type="float">
            <text:p>46.93</text:p>
          </table:table-cell>
          <table:table-cell table:formula="of:=[.D25]*4" office:value-type="float" office:value="187.72" calcext:value-type="float">
            <text:p>187.72</text:p>
          </table:table-cell>
          <table:table-cell table:formula="of:=[.D25]/1000" office:value-type="float" office:value="0.04693" calcext:value-type="float">
            <text:p>0.04693</text:p>
          </table:table-cell>
          <table:table-cell table:formula="of:=[.D2]/[.D25]" office:value-type="float" office:value="0.346473471127211" calcext:value-type="float">
            <text:p>0.34647347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84" calcext:value-type="float">
            <text:p>384</text:p>
          </table:table-cell>
          <table:table-cell office:value-type="float" office:value="77.91" calcext:value-type="float">
            <text:p>77.91</text:p>
          </table:table-cell>
          <table:table-cell table:formula="of:=[.D26]*4" office:value-type="float" office:value="311.64" calcext:value-type="float">
            <text:p>311.64</text:p>
          </table:table-cell>
          <table:table-cell table:formula="of:=[.D26]/1000" office:value-type="float" office:value="0.07791" calcext:value-type="float">
            <text:p>0.07791</text:p>
          </table:table-cell>
          <table:table-cell table:formula="of:=[.D3]/[.D26]" office:value-type="float" office:value="0.409061737902708" calcext:value-type="float">
            <text:p>0.40906173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2" calcext:value-type="float">
            <text:p>192</text:p>
          </table:table-cell>
          <table:table-cell office:value-type="float" office:value="158.19" calcext:value-type="float">
            <text:p>158.19</text:p>
          </table:table-cell>
          <table:table-cell table:formula="of:=[.D27]*4" office:value-type="float" office:value="632.76" calcext:value-type="float">
            <text:p>632.76</text:p>
          </table:table-cell>
          <table:table-cell table:formula="of:=[.D27]/1000" office:value-type="float" office:value="0.15819" calcext:value-type="float">
            <text:p>0.15819</text:p>
          </table:table-cell>
          <table:table-cell table:formula="of:=[.D4]/[.D27]" office:value-type="float" office:value="0.380997534610279" calcext:value-type="float">
            <text:p>0.38099753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533.16" calcext:value-type="float">
            <text:p>533.16</text:p>
          </table:table-cell>
          <table:table-cell table:formula="of:=[.D28]*4" office:value-type="float" office:value="2132.64" calcext:value-type="float">
            <text:p>2132.64</text:p>
          </table:table-cell>
          <table:table-cell table:formula="of:=[.D28]/1000" office:value-type="float" office:value="0.53316" calcext:value-type="float">
            <text:p>0.53316</text:p>
          </table:table-cell>
          <table:table-cell table:formula="of:=[.D5]/[.D28]" office:value-type="float" office:value="0.201459224247881" calcext:value-type="float">
            <text:p>0.20145922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575.69" calcext:value-type="float">
            <text:p>575.69</text:p>
          </table:table-cell>
          <table:table-cell table:formula="of:=[.D29]*4" office:value-type="float" office:value="2302.76" calcext:value-type="float">
            <text:p>2302.76</text:p>
          </table:table-cell>
          <table:table-cell table:formula="of:=[.D29]/1000" office:value-type="float" office:value="0.57569" calcext:value-type="float">
            <text:p>0.57569</text:p>
          </table:table-cell>
          <table:table-cell table:formula="of:=[.D6]/[.D29]" office:value-type="float" office:value="0.328492765203495" calcext:value-type="float">
            <text:p>0.32849276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226.86" calcext:value-type="float">
            <text:p>1226.86</text:p>
          </table:table-cell>
          <table:table-cell table:formula="of:=[.D30]*4" office:value-type="float" office:value="4907.44" calcext:value-type="float">
            <text:p>4907.44</text:p>
          </table:table-cell>
          <table:table-cell table:formula="of:=[.D30]/1000" office:value-type="float" office:value="1.22686" calcext:value-type="float">
            <text:p>1.22686</text:p>
          </table:table-cell>
          <table:table-cell table:formula="of:=[.D7]/[.D30]" office:value-type="float" office:value="0.342598177461161" calcext:value-type="float">
            <text:p>0.34259817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973.25" calcext:value-type="float">
            <text:p>2973.25</text:p>
          </table:table-cell>
          <table:table-cell table:formula="of:=[.D31]*4" office:value-type="float" office:value="11893" calcext:value-type="float">
            <text:p>11893</text:p>
          </table:table-cell>
          <table:table-cell table:formula="of:=[.D31]/1000" office:value-type="float" office:value="2.97325" calcext:value-type="float">
            <text:p>2.97325</text:p>
          </table:table-cell>
          <table:table-cell table:formula="of:=[.D8]/[.D31]" office:value-type="float" office:value="0.266385268645422" calcext:value-type="float">
            <text:p>0.26638526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796.12" calcext:value-type="float">
            <text:p>4796.12</text:p>
          </table:table-cell>
          <table:table-cell table:formula="of:=[.D32]*4" office:value-type="float" office:value="19184.48" calcext:value-type="float">
            <text:p>19184.48</text:p>
          </table:table-cell>
          <table:table-cell table:formula="of:=[.D32]/1000" office:value-type="float" office:value="4.79612" calcext:value-type="float">
            <text:p>4.79612</text:p>
          </table:table-cell>
          <table:table-cell table:formula="of:=[.D9]/[.D32]" office:value-type="float" office:value="0.327066462056829" calcext:value-type="float">
            <text:p>0.327066462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611" calcext:value-type="float">
            <text:p>9611</text:p>
          </table:table-cell>
          <table:table-cell table:formula="of:=[.D33]*4" office:value-type="float" office:value="38444" calcext:value-type="float">
            <text:p>38444</text:p>
          </table:table-cell>
          <table:table-cell table:formula="of:=[.D33]/1000" office:value-type="float" office:value="9.611" calcext:value-type="float">
            <text:p>9.611</text:p>
          </table:table-cell>
          <table:table-cell table:formula="of:=[.D10]/[.D33]" office:value-type="float" office:value="0.3352824888149" calcext:value-type="float">
            <text:p>0.335282488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9265.25" calcext:value-type="float">
            <text:p>19265.25</text:p>
          </table:table-cell>
          <table:table-cell table:formula="of:=[.D34]*4" office:value-type="float" office:value="77061" calcext:value-type="float">
            <text:p>77061</text:p>
          </table:table-cell>
          <table:table-cell table:formula="of:=[.D34]/1000" office:value-type="float" office:value="19.26525" calcext:value-type="float">
            <text:p>19.26525</text:p>
          </table:table-cell>
          <table:table-cell table:formula="of:=[.D11]/[.D34]" office:value-type="float" office:value="0.328155616978757" calcext:value-type="float">
            <text:p>0.32815561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8641" calcext:value-type="float">
            <text:p>38641</text:p>
          </table:table-cell>
          <table:table-cell table:formula="of:=[.D35]*4" office:value-type="float" office:value="154564" calcext:value-type="float">
            <text:p>154564</text:p>
          </table:table-cell>
          <table:table-cell table:formula="of:=[.D35]/1000" office:value-type="float" office:value="38.641" calcext:value-type="float">
            <text:p>38.641</text:p>
          </table:table-cell>
          <table:table-cell table:formula="of:=[.D12]/[.D35]" office:value-type="float" office:value="0.32976191092363" calcext:value-type="float">
            <text:p>0.32976191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32" calcext:value-type="float">
            <text:p>632</text:p>
          </table:table-cell>
          <table:table-cell office:value-type="float" office:value="46.51" calcext:value-type="float">
            <text:p>46.51</text:p>
          </table:table-cell>
          <table:table-cell table:formula="of:=[.D36]*4" office:value-type="float" office:value="186.04" calcext:value-type="float">
            <text:p>186.04</text:p>
          </table:table-cell>
          <table:table-cell table:formula="of:=[.D36]/1000" office:value-type="float" office:value="0.04651" calcext:value-type="float">
            <text:p>0.04651</text:p>
          </table:table-cell>
          <table:table-cell table:formula="of:=[.D2]/[.D36]" office:value-type="float" office:value="0.349602236078263" calcext:value-type="float">
            <text:p>0.34960223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88" calcext:value-type="float">
            <text:p>388</text:p>
          </table:table-cell>
          <table:table-cell office:value-type="float" office:value="77.79" calcext:value-type="float">
            <text:p>77.79</text:p>
          </table:table-cell>
          <table:table-cell table:formula="of:=[.D37]*4" office:value-type="float" office:value="311.16" calcext:value-type="float">
            <text:p>311.16</text:p>
          </table:table-cell>
          <table:table-cell table:formula="of:=[.D37]/1000" office:value-type="float" office:value="0.07779" calcext:value-type="float">
            <text:p>0.07779</text:p>
          </table:table-cell>
          <table:table-cell table:formula="of:=[.D3]/[.D37]" office:value-type="float" office:value="0.409692762565882" calcext:value-type="float">
            <text:p>0.40969276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92" calcext:value-type="float">
            <text:p>192</text:p>
          </table:table-cell>
          <table:table-cell office:value-type="float" office:value="157.92" calcext:value-type="float">
            <text:p>157.92</text:p>
          </table:table-cell>
          <table:table-cell table:formula="of:=[.D38]*4" office:value-type="float" office:value="631.68" calcext:value-type="float">
            <text:p>631.68</text:p>
          </table:table-cell>
          <table:table-cell table:formula="of:=[.D38]/1000" office:value-type="float" office:value="0.15792" calcext:value-type="float">
            <text:p>0.15792</text:p>
          </table:table-cell>
          <table:table-cell table:formula="of:=[.D4]/[.D38]" office:value-type="float" office:value="0.381648936170213" calcext:value-type="float">
            <text:p>0.38164893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533.34" calcext:value-type="float">
            <text:p>533.34</text:p>
          </table:table-cell>
          <table:table-cell table:formula="of:=[.D39]*4" office:value-type="float" office:value="2133.36" calcext:value-type="float">
            <text:p>2133.36</text:p>
          </table:table-cell>
          <table:table-cell table:formula="of:=[.D39]/1000" office:value-type="float" office:value="0.53334" calcext:value-type="float">
            <text:p>0.53334</text:p>
          </table:table-cell>
          <table:table-cell table:formula="of:=[.D5]/[.D39]" office:value-type="float" office:value="0.201391232609592" calcext:value-type="float">
            <text:p>0.20139123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575.85" calcext:value-type="float">
            <text:p>575.85</text:p>
          </table:table-cell>
          <table:table-cell table:formula="of:=[.D40]*4" office:value-type="float" office:value="2303.4" calcext:value-type="float">
            <text:p>2303.4</text:p>
          </table:table-cell>
          <table:table-cell table:formula="of:=[.D40]/1000" office:value-type="float" office:value="0.57585" calcext:value-type="float">
            <text:p>0.57585</text:p>
          </table:table-cell>
          <table:table-cell table:formula="of:=[.D6]/[.D40]" office:value-type="float" office:value="0.328401493444473" calcext:value-type="float">
            <text:p>0.32840149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225.89" calcext:value-type="float">
            <text:p>1225.89</text:p>
          </table:table-cell>
          <table:table-cell table:formula="of:=[.D41]*4" office:value-type="float" office:value="4903.56" calcext:value-type="float">
            <text:p>4903.56</text:p>
          </table:table-cell>
          <table:table-cell table:formula="of:=[.D41]/1000" office:value-type="float" office:value="1.22589" calcext:value-type="float">
            <text:p>1.22589</text:p>
          </table:table-cell>
          <table:table-cell table:formula="of:=[.D7]/[.D41]" office:value-type="float" office:value="0.342869262331857" calcext:value-type="float">
            <text:p>0.34286926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2977.33" calcext:value-type="float">
            <text:p>2977.33</text:p>
          </table:table-cell>
          <table:table-cell table:formula="of:=[.D42]*4" office:value-type="float" office:value="11909.32" calcext:value-type="float">
            <text:p>11909.32</text:p>
          </table:table-cell>
          <table:table-cell table:formula="of:=[.D42]/1000" office:value-type="float" office:value="2.97733" calcext:value-type="float">
            <text:p>2.97733</text:p>
          </table:table-cell>
          <table:table-cell table:formula="of:=[.D8]/[.D42]" office:value-type="float" office:value="0.266020226175802" calcext:value-type="float">
            <text:p>0.266020226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4795.62" calcext:value-type="float">
            <text:p>4795.62</text:p>
          </table:table-cell>
          <table:table-cell table:formula="of:=[.D43]*4" office:value-type="float" office:value="19182.48" calcext:value-type="float">
            <text:p>19182.48</text:p>
          </table:table-cell>
          <table:table-cell table:formula="of:=[.D43]/1000" office:value-type="float" office:value="4.79562" calcext:value-type="float">
            <text:p>4.79562</text:p>
          </table:table-cell>
          <table:table-cell table:formula="of:=[.D9]/[.D43]" office:value-type="float" office:value="0.327100562596703" calcext:value-type="float">
            <text:p>0.327100562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9606.75" calcext:value-type="float">
            <text:p>9606.75</text:p>
          </table:table-cell>
          <table:table-cell table:formula="of:=[.D44]*4" office:value-type="float" office:value="38427" calcext:value-type="float">
            <text:p>38427</text:p>
          </table:table-cell>
          <table:table-cell table:formula="of:=[.D44]/1000" office:value-type="float" office:value="9.60675" calcext:value-type="float">
            <text:p>9.60675</text:p>
          </table:table-cell>
          <table:table-cell table:formula="of:=[.D10]/[.D44]" office:value-type="float" office:value="0.335430816873552" calcext:value-type="float">
            <text:p>0.335430816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9275" calcext:value-type="float">
            <text:p>19275</text:p>
          </table:table-cell>
          <table:table-cell table:formula="of:=[.D45]*4" office:value-type="float" office:value="77100" calcext:value-type="float">
            <text:p>77100</text:p>
          </table:table-cell>
          <table:table-cell table:formula="of:=[.D45]/1000" office:value-type="float" office:value="19.275" calcext:value-type="float">
            <text:p>19.275</text:p>
          </table:table-cell>
          <table:table-cell table:formula="of:=[.D11]/[.D45]" office:value-type="float" office:value="0.32798962386511" calcext:value-type="float">
            <text:p>0.327989623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38610.5" calcext:value-type="float">
            <text:p>38610.5</text:p>
          </table:table-cell>
          <table:table-cell table:formula="of:=[.D46]*4" office:value-type="float" office:value="154442" calcext:value-type="float">
            <text:p>154442</text:p>
          </table:table-cell>
          <table:table-cell table:formula="of:=[.D46]/1000" office:value-type="float" office:value="38.6105" calcext:value-type="float">
            <text:p>38.6105</text:p>
          </table:table-cell>
          <table:table-cell table:formula="of:=[.D12]/[.D46]" office:value-type="float" office:value="0.330022403232281" calcext:value-type="float">
            <text:p>0.33002240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624" calcext:value-type="float">
            <text:p>624</text:p>
          </table:table-cell>
          <table:table-cell office:value-type="float" office:value="47.04" calcext:value-type="float">
            <text:p>47.0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384" calcext:value-type="float">
            <text:p>384</text:p>
          </table:table-cell>
          <table:table-cell office:value-type="float" office:value="78.16" calcext:value-type="float">
            <text:p>78.1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92" calcext:value-type="float">
            <text:p>192</text:p>
          </table:table-cell>
          <table:table-cell office:value-type="float" office:value="158.08" calcext:value-type="float">
            <text:p>158.0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56" calcext:value-type="float">
            <text:p>56</text:p>
          </table:table-cell>
          <table:table-cell office:value-type="float" office:value="533.16" calcext:value-type="float">
            <text:p>533.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52" calcext:value-type="float">
            <text:p>52</text:p>
          </table:table-cell>
          <table:table-cell office:value-type="float" office:value="576.6" calcext:value-type="float">
            <text:p>576.6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28" calcext:value-type="float">
            <text:p>28</text:p>
          </table:table-cell>
          <table:table-cell office:value-type="float" office:value="1225.71" calcext:value-type="float">
            <text:p>1225.71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office:value-type="float" office:value="2974.83" calcext:value-type="float">
            <text:p>2974.83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4793.75" calcext:value-type="float">
            <text:p>4793.7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9611.25" calcext:value-type="float">
            <text:p>9611.25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9272" calcext:value-type="float">
            <text:p>19272</text:p>
          </table:table-cell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38619.25" calcext:value-type="float">
            <text:p>38619.25</text:p>
          </table:table-cell>
          <table:table-cell table:number-columns-repeated="3"/>
        </table:table-row>
      </table:table>
      <table:table table:name="Sheet2" table:style-name="ta1">
        <table:shapes>
          <draw:frame draw:z-index="0" draw:style-name="gr1" draw:text-style-name="P1" svg:width="640.01pt" svg:height="384.75pt" svg:x="570.53pt" svg:y="204.04pt">
            <loext:p draw:notify-on-update-of-ranges="Sheet2.A2:Sheet2.A12 Sheet2.E2:Sheet2.E2 Sheet2.F2:Sheet2.F12 Sheet2.A14:Sheet2.A24 Sheet2.B14:Sheet2.B14 Sheet2.F14:Sheet2.F24 Sheet2.A25:Sheet2.A35 Sheet2.B25:Sheet2.B25 Sheet2.F25:Sheet2.F35 Sheet2.A36:Sheet2.A46 Sheet2.B36:Sheet2.B36 Sheet2.F36:Sheet2.F4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b loop per task</text:p>
          </table:table-cell>
          <table:table-cell office:value-type="string" calcext:value-type="string">
            <text:p>nb byte payload</text:p>
          </table:table-cell>
          <table:table-cell office:value-type="string" calcext:value-type="string">
            <text:p>nb task complete</text:p>
          </table:table-cell>
          <table:table-cell office:value-type="string" calcext:value-type="string">
            <text:p>time ms per task</text:p>
          </table:table-cell>
          <table:table-cell office:value-type="string" calcext:value-type="string">
            <text:p>time ms per task per squidlet</text:p>
          </table:table-cell>
          <table:table-cell office:value-type="string" calcext:value-type="string">
            <text:p>time s per task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91" calcext:value-type="float">
            <text:p>1791</text:p>
          </table:table-cell>
          <table:table-cell office:value-type="float" office:value="16.26" calcext:value-type="float">
            <text:p>16.26</text:p>
          </table:table-cell>
          <table:table-cell office:value-type="string" calcext:value-type="string">
            <text:p>local</text:p>
          </table:table-cell>
          <table:table-cell table:formula="of:=[.D2]/1000" office:value-type="float" office:value="0.01626" calcext:value-type="float">
            <text:p>0.01626</text:p>
          </table:table-cell>
          <table:table-cell table:formula="of:=1024*26" office:value-type="float" office:value="26624" calcext:value-type="float">
            <text:p>266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1" calcext:value-type="float">
            <text:p>941</text:p>
          </table:table-cell>
          <table:table-cell office:value-type="float" office:value="31.87" calcext:value-type="float">
            <text:p>31.87</text:p>
          </table:table-cell>
          <table:table-cell/>
          <table:table-cell table:formula="of:=[.D3]/1000" office:value-type="float" office:value="0.03187" calcext:value-type="float">
            <text:p>0.03187</text:p>
          </table:table-cell>
          <table:table-cell office:value-type="string" calcext:value-type="string">
            <text:p>sorting a set of 26k elements, squad on pc, 1 squidlet on one raspi 3b+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 office:value-type="float" office:value="60.27" calcext:value-type="float">
            <text:p>60.27</text:p>
          </table:table-cell>
          <table:table-cell/>
          <table:table-cell table:formula="of:=[.D4]/1000" office:value-type="float" office:value="0.06027" calcext:value-type="float">
            <text:p>0.0602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107.41" calcext:value-type="float">
            <text:p>107.41</text:p>
          </table:table-cell>
          <table:table-cell/>
          <table:table-cell table:formula="of:=[.D5]/1000" office:value-type="float" office:value="0.10741" calcext:value-type="float">
            <text:p>0.1074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189.11" calcext:value-type="float">
            <text:p>189.11</text:p>
          </table:table-cell>
          <table:table-cell/>
          <table:table-cell table:formula="of:=[.D6]/1000" office:value-type="float" office:value="0.18911" calcext:value-type="float">
            <text:p>0.1891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420.32" calcext:value-type="float">
            <text:p>420.32</text:p>
          </table:table-cell>
          <table:table-cell/>
          <table:table-cell table:formula="of:=[.D7]/1000" office:value-type="float" office:value="0.42032" calcext:value-type="float">
            <text:p>0.4203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92.03" calcext:value-type="float">
            <text:p>792.03</text:p>
          </table:table-cell>
          <table:table-cell/>
          <table:table-cell table:formula="of:=[.D8]/1000" office:value-type="float" office:value="0.79203" calcext:value-type="float">
            <text:p>0.7920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68.65" calcext:value-type="float">
            <text:p>1568.65</text:p>
          </table:table-cell>
          <table:table-cell/>
          <table:table-cell table:formula="of:=[.D9]/1000" office:value-type="float" office:value="1.56865" calcext:value-type="float">
            <text:p>1.5686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22.4" calcext:value-type="float">
            <text:p>3222.4</text:p>
          </table:table-cell>
          <table:table-cell/>
          <table:table-cell table:formula="of:=[.D10]/1000" office:value-type="float" office:value="3.2224" calcext:value-type="float">
            <text:p>3.222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322" calcext:value-type="float">
            <text:p>6322</text:p>
          </table:table-cell>
          <table:table-cell/>
          <table:table-cell table:formula="of:=[.D11]/1000" office:value-type="float" office:value="6.322" calcext:value-type="float">
            <text:p>6.322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742.33" calcext:value-type="float">
            <text:p>12742.33</text:p>
          </table:table-cell>
          <table:table-cell/>
          <table:table-cell table:formula="of:=[.D12]/1000" office:value-type="float" office:value="12.74233" calcext:value-type="float">
            <text:p>12.74233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relative spee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170.46" calcext:value-type="float">
            <text:p>170.46</text:p>
          </table:table-cell>
          <table:table-cell table:formula="of:=[.D14]*1" office:value-type="float" office:value="170.46" calcext:value-type="float">
            <text:p>170.46</text:p>
          </table:table-cell>
          <table:table-cell table:formula="of:=[.D14]/1000" office:value-type="float" office:value="0.17046" calcext:value-type="float">
            <text:p>0.17046</text:p>
          </table:table-cell>
          <table:table-cell table:formula="of:=[.D2]/[.D14]" office:value-type="float" office:value="0.0953889475536783" calcext:value-type="float">
            <text:p>0.09538894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289.96" calcext:value-type="float">
            <text:p>289.96</text:p>
          </table:table-cell>
          <table:table-cell table:formula="of:=[.D15]*1" office:value-type="float" office:value="289.96" calcext:value-type="float">
            <text:p>289.96</text:p>
          </table:table-cell>
          <table:table-cell table:formula="of:=[.D15]/1000" office:value-type="float" office:value="0.28996" calcext:value-type="float">
            <text:p>0.28996</text:p>
          </table:table-cell>
          <table:table-cell table:formula="of:=[.D3]/[.D15]" office:value-type="float" office:value="0.10991171196027" calcext:value-type="float">
            <text:p>0.1099117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30.23" calcext:value-type="float">
            <text:p>530.23</text:p>
          </table:table-cell>
          <table:table-cell table:formula="of:=[.D16]*1" office:value-type="float" office:value="530.23" calcext:value-type="float">
            <text:p>530.23</text:p>
          </table:table-cell>
          <table:table-cell table:formula="of:=[.D16]/1000" office:value-type="float" office:value="0.53023" calcext:value-type="float">
            <text:p>0.53023</text:p>
          </table:table-cell>
          <table:table-cell table:formula="of:=[.D4]/[.D16]" office:value-type="float" office:value="0.113667653659733" calcext:value-type="float">
            <text:p>0.11366765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970.97" calcext:value-type="float">
            <text:p>970.97</text:p>
          </table:table-cell>
          <table:table-cell table:formula="of:=[.D17]*1" office:value-type="float" office:value="970.97" calcext:value-type="float">
            <text:p>970.97</text:p>
          </table:table-cell>
          <table:table-cell table:formula="of:=[.D17]/1000" office:value-type="float" office:value="0.97097" calcext:value-type="float">
            <text:p>0.97097</text:p>
          </table:table-cell>
          <table:table-cell table:formula="of:=[.D5]/[.D17]" office:value-type="float" office:value="0.110621337425461" calcext:value-type="float">
            <text:p>0.11062133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702.39" calcext:value-type="float">
            <text:p>1702.39</text:p>
          </table:table-cell>
          <table:table-cell table:formula="of:=[.D18]*1" office:value-type="float" office:value="1702.39" calcext:value-type="float">
            <text:p>1702.39</text:p>
          </table:table-cell>
          <table:table-cell table:formula="of:=[.D18]/1000" office:value-type="float" office:value="1.70239" calcext:value-type="float">
            <text:p>1.70239</text:p>
          </table:table-cell>
          <table:table-cell table:formula="of:=[.D6]/[.D18]" office:value-type="float" office:value="0.111085004023755" calcext:value-type="float">
            <text:p>0.1110850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569.89" calcext:value-type="float">
            <text:p>3569.89</text:p>
          </table:table-cell>
          <table:table-cell table:formula="of:=[.D19]*1" office:value-type="float" office:value="3569.89" calcext:value-type="float">
            <text:p>3569.89</text:p>
          </table:table-cell>
          <table:table-cell table:formula="of:=[.D19]/1000" office:value-type="float" office:value="3.56989" calcext:value-type="float">
            <text:p>3.56989</text:p>
          </table:table-cell>
          <table:table-cell table:formula="of:=[.D7]/[.D19]" office:value-type="float" office:value="0.117740322530946" calcext:value-type="float">
            <text:p>0.11774032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945.6" calcext:value-type="float">
            <text:p>6945.6</text:p>
          </table:table-cell>
          <table:table-cell table:formula="of:=[.D20]*1" office:value-type="float" office:value="6945.6" calcext:value-type="float">
            <text:p>6945.6</text:p>
          </table:table-cell>
          <table:table-cell table:formula="of:=[.D20]/1000" office:value-type="float" office:value="6.9456" calcext:value-type="float">
            <text:p>6.9456</text:p>
          </table:table-cell>
          <table:table-cell table:formula="of:=[.D8]/[.D20]" office:value-type="float" office:value="0.114033344851417" calcext:value-type="float">
            <text:p>0.11403334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759" calcext:value-type="float">
            <text:p>13759</text:p>
          </table:table-cell>
          <table:table-cell table:formula="of:=[.D21]*1" office:value-type="float" office:value="13759" calcext:value-type="float">
            <text:p>13759</text:p>
          </table:table-cell>
          <table:table-cell table:formula="of:=[.D21]/1000" office:value-type="float" office:value="13.759" calcext:value-type="float">
            <text:p>13.759</text:p>
          </table:table-cell>
          <table:table-cell table:formula="of:=[.D9]/[.D21]" office:value-type="float" office:value="0.114009012282869" calcext:value-type="float">
            <text:p>0.114009012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538" calcext:value-type="float">
            <text:p>27538</text:p>
          </table:table-cell>
          <table:table-cell table:formula="of:=[.D22]*1" office:value-type="float" office:value="27538" calcext:value-type="float">
            <text:p>27538</text:p>
          </table:table-cell>
          <table:table-cell table:formula="of:=[.D22]/1000" office:value-type="float" office:value="27.538" calcext:value-type="float">
            <text:p>27.538</text:p>
          </table:table-cell>
          <table:table-cell table:formula="of:=[.D10]/[.D22]" office:value-type="float" office:value="0.117016486309826" calcext:value-type="float">
            <text:p>0.117016486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885" calcext:value-type="float">
            <text:p>54885</text:p>
          </table:table-cell>
          <table:table-cell table:formula="of:=[.D23]*1" office:value-type="float" office:value="54885" calcext:value-type="float">
            <text:p>54885</text:p>
          </table:table-cell>
          <table:table-cell table:formula="of:=[.D23]/1000" office:value-type="float" office:value="54.885" calcext:value-type="float">
            <text:p>54.885</text:p>
          </table:table-cell>
          <table:table-cell table:formula="of:=[.D11]/[.D23]" office:value-type="float" office:value="0.115186298624396" calcext:value-type="float">
            <text:p>0.115186298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705" calcext:value-type="float">
            <text:p>110705</text:p>
          </table:table-cell>
          <table:table-cell table:formula="of:=[.D24]*1" office:value-type="float" office:value="110705" calcext:value-type="float">
            <text:p>110705</text:p>
          </table:table-cell>
          <table:table-cell table:formula="of:=[.D24]/1000" office:value-type="float" office:value="110.705" calcext:value-type="float">
            <text:p>110.705</text:p>
          </table:table-cell>
          <table:table-cell table:formula="of:=[.D12]/[.D24]" office:value-type="float" office:value="0.115101666591392" calcext:value-type="float">
            <text:p>0.11510166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72" calcext:value-type="float">
            <text:p>172</text:p>
          </table:table-cell>
          <table:table-cell office:value-type="float" office:value="169.98" calcext:value-type="float">
            <text:p>169.98</text:p>
          </table:table-cell>
          <table:table-cell table:formula="of:=[.D25]*1" office:value-type="float" office:value="169.98" calcext:value-type="float">
            <text:p>169.98</text:p>
          </table:table-cell>
          <table:table-cell table:formula="of:=[.D25]/1000" office:value-type="float" office:value="0.16998" calcext:value-type="float">
            <text:p>0.16998</text:p>
          </table:table-cell>
          <table:table-cell table:formula="of:=[.D2]/[.D25]" office:value-type="float" office:value="0.0956583127426756" calcext:value-type="float">
            <text:p>0.09565831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289.94" calcext:value-type="float">
            <text:p>289.94</text:p>
          </table:table-cell>
          <table:table-cell table:formula="of:=[.D26]*1" office:value-type="float" office:value="289.94" calcext:value-type="float">
            <text:p>289.94</text:p>
          </table:table-cell>
          <table:table-cell table:formula="of:=[.D26]/1000" office:value-type="float" office:value="0.28994" calcext:value-type="float">
            <text:p>0.28994</text:p>
          </table:table-cell>
          <table:table-cell table:formula="of:=[.D3]/[.D26]" office:value-type="float" office:value="0.109919293646961" calcext:value-type="float">
            <text:p>0.10991929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office:value-type="float" office:value="530.23" calcext:value-type="float">
            <text:p>530.23</text:p>
          </table:table-cell>
          <table:table-cell table:formula="of:=[.D27]*1" office:value-type="float" office:value="530.23" calcext:value-type="float">
            <text:p>530.23</text:p>
          </table:table-cell>
          <table:table-cell table:formula="of:=[.D27]/1000" office:value-type="float" office:value="0.53023" calcext:value-type="float">
            <text:p>0.53023</text:p>
          </table:table-cell>
          <table:table-cell table:formula="of:=[.D4]/[.D27]" office:value-type="float" office:value="0.113667653659733" calcext:value-type="float">
            <text:p>0.11366765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970.06" calcext:value-type="float">
            <text:p>970.06</text:p>
          </table:table-cell>
          <table:table-cell table:formula="of:=[.D28]*1" office:value-type="float" office:value="970.06" calcext:value-type="float">
            <text:p>970.06</text:p>
          </table:table-cell>
          <table:table-cell table:formula="of:=[.D28]/1000" office:value-type="float" office:value="0.97006" calcext:value-type="float">
            <text:p>0.97006</text:p>
          </table:table-cell>
          <table:table-cell table:formula="of:=[.D5]/[.D28]" office:value-type="float" office:value="0.110725109787023" calcext:value-type="float">
            <text:p>0.11072510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703.28" calcext:value-type="float">
            <text:p>1703.28</text:p>
          </table:table-cell>
          <table:table-cell table:formula="of:=[.D29]*1" office:value-type="float" office:value="1703.28" calcext:value-type="float">
            <text:p>1703.28</text:p>
          </table:table-cell>
          <table:table-cell table:formula="of:=[.D29]/1000" office:value-type="float" office:value="1.70328" calcext:value-type="float">
            <text:p>1.70328</text:p>
          </table:table-cell>
          <table:table-cell table:formula="of:=[.D6]/[.D29]" office:value-type="float" office:value="0.11102695974825" calcext:value-type="float">
            <text:p>0.11102695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3560.11" calcext:value-type="float">
            <text:p>3560.11</text:p>
          </table:table-cell>
          <table:table-cell table:formula="of:=[.D30]*1" office:value-type="float" office:value="3560.11" calcext:value-type="float">
            <text:p>3560.11</text:p>
          </table:table-cell>
          <table:table-cell table:formula="of:=[.D30]/1000" office:value-type="float" office:value="3.56011" calcext:value-type="float">
            <text:p>3.56011</text:p>
          </table:table-cell>
          <table:table-cell table:formula="of:=[.D7]/[.D30]" office:value-type="float" office:value="0.118063767692571" calcext:value-type="float">
            <text:p>0.11806376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926.4" calcext:value-type="float">
            <text:p>6926.4</text:p>
          </table:table-cell>
          <table:table-cell table:formula="of:=[.D31]*1" office:value-type="float" office:value="6926.4" calcext:value-type="float">
            <text:p>6926.4</text:p>
          </table:table-cell>
          <table:table-cell table:formula="of:=[.D31]/1000" office:value-type="float" office:value="6.9264" calcext:value-type="float">
            <text:p>6.9264</text:p>
          </table:table-cell>
          <table:table-cell table:formula="of:=[.D8]/[.D31]" office:value-type="float" office:value="0.114349445599446" calcext:value-type="float">
            <text:p>0.11434944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3655" calcext:value-type="float">
            <text:p>13655</text:p>
          </table:table-cell>
          <table:table-cell table:formula="of:=[.D32]*1" office:value-type="float" office:value="13655" calcext:value-type="float">
            <text:p>13655</text:p>
          </table:table-cell>
          <table:table-cell table:formula="of:=[.D32]/1000" office:value-type="float" office:value="13.655" calcext:value-type="float">
            <text:p>13.655</text:p>
          </table:table-cell>
          <table:table-cell table:formula="of:=[.D9]/[.D32]" office:value-type="float" office:value="0.114877334309777" calcext:value-type="float">
            <text:p>0.114877334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7265.5" calcext:value-type="float">
            <text:p>27265.5</text:p>
          </table:table-cell>
          <table:table-cell table:formula="of:=[.D33]*1" office:value-type="float" office:value="27265.5" calcext:value-type="float">
            <text:p>27265.5</text:p>
          </table:table-cell>
          <table:table-cell table:formula="of:=[.D33]/1000" office:value-type="float" office:value="27.2655" calcext:value-type="float">
            <text:p>27.2655</text:p>
          </table:table-cell>
          <table:table-cell table:formula="of:=[.D10]/[.D33]" office:value-type="float" office:value="0.118185985952944" calcext:value-type="float">
            <text:p>0.11818598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4605" calcext:value-type="float">
            <text:p>54605</text:p>
          </table:table-cell>
          <table:table-cell table:formula="of:=[.D34]*1" office:value-type="float" office:value="54605" calcext:value-type="float">
            <text:p>54605</text:p>
          </table:table-cell>
          <table:table-cell table:formula="of:=[.D34]/1000" office:value-type="float" office:value="54.605" calcext:value-type="float">
            <text:p>54.605</text:p>
          </table:table-cell>
          <table:table-cell table:formula="of:=[.D11]/[.D34]" office:value-type="float" office:value="0.115776943503342" calcext:value-type="float">
            <text:p>0.115776943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9460" calcext:value-type="float">
            <text:p>109460</text:p>
          </table:table-cell>
          <table:table-cell table:formula="of:=[.D35]*1" office:value-type="float" office:value="109460" calcext:value-type="float">
            <text:p>109460</text:p>
          </table:table-cell>
          <table:table-cell table:formula="of:=[.D35]/1000" office:value-type="float" office:value="109.46" calcext:value-type="float">
            <text:p>109.46</text:p>
          </table:table-cell>
          <table:table-cell table:formula="of:=[.D12]/[.D35]" office:value-type="float" office:value="0.116410835008222" calcext:value-type="float">
            <text:p>0.1164108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235" calcext:value-type="float">
            <text:p>235</text:p>
          </table:table-cell>
          <table:table-cell office:value-type="float" office:value="126.21" calcext:value-type="float">
            <text:p>126.21</text:p>
          </table:table-cell>
          <table:table-cell table:formula="of:=[.D36]*1" office:value-type="float" office:value="126.21" calcext:value-type="float">
            <text:p>126.21</text:p>
          </table:table-cell>
          <table:table-cell table:formula="of:=[.D36]/1000" office:value-type="float" office:value="0.12621" calcext:value-type="float">
            <text:p>0.12621</text:p>
          </table:table-cell>
          <table:table-cell table:formula="of:=[.D2]/[.D36]" office:value-type="float" office:value="0.1288328975517" calcext:value-type="float">
            <text:p>0.12883289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25" calcext:value-type="float">
            <text:p>125</text:p>
          </table:table-cell>
          <table:table-cell office:value-type="float" office:value="241.62" calcext:value-type="float">
            <text:p>241.62</text:p>
          </table:table-cell>
          <table:table-cell table:formula="of:=[.D37]*1" office:value-type="float" office:value="241.62" calcext:value-type="float">
            <text:p>241.62</text:p>
          </table:table-cell>
          <table:table-cell table:formula="of:=[.D37]/1000" office:value-type="float" office:value="0.24162" calcext:value-type="float">
            <text:p>0.24162</text:p>
          </table:table-cell>
          <table:table-cell table:formula="of:=[.D3]/[.D37]" office:value-type="float" office:value="0.131901332671136" calcext:value-type="float">
            <text:p>0.13190133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62" calcext:value-type="float">
            <text:p>62</text:p>
          </table:table-cell>
          <table:table-cell office:value-type="float" office:value="486.02" calcext:value-type="float">
            <text:p>486.02</text:p>
          </table:table-cell>
          <table:table-cell table:formula="of:=[.D38]*1" office:value-type="float" office:value="486.02" calcext:value-type="float">
            <text:p>486.02</text:p>
          </table:table-cell>
          <table:table-cell table:formula="of:=[.D38]/1000" office:value-type="float" office:value="0.48602" calcext:value-type="float">
            <text:p>0.48602</text:p>
          </table:table-cell>
          <table:table-cell table:formula="of:=[.D4]/[.D38]" office:value-type="float" office:value="0.124007242500309" calcext:value-type="float">
            <text:p>0.12400724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926.59" calcext:value-type="float">
            <text:p>926.59</text:p>
          </table:table-cell>
          <table:table-cell table:formula="of:=[.D39]*1" office:value-type="float" office:value="926.59" calcext:value-type="float">
            <text:p>926.59</text:p>
          </table:table-cell>
          <table:table-cell table:formula="of:=[.D39]/1000" office:value-type="float" office:value="0.92659" calcext:value-type="float">
            <text:p>0.92659</text:p>
          </table:table-cell>
          <table:table-cell table:formula="of:=[.D5]/[.D39]" office:value-type="float" office:value="0.115919662418114" calcext:value-type="float">
            <text:p>0.11591966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19" calcext:value-type="float">
            <text:p>19</text:p>
          </table:table-cell>
          <table:table-cell office:value-type="float" office:value="1659.79" calcext:value-type="float">
            <text:p>1659.79</text:p>
          </table:table-cell>
          <table:table-cell table:formula="of:=[.D40]*1" office:value-type="float" office:value="1659.79" calcext:value-type="float">
            <text:p>1659.79</text:p>
          </table:table-cell>
          <table:table-cell table:formula="of:=[.D40]/1000" office:value-type="float" office:value="1.65979" calcext:value-type="float">
            <text:p>1.65979</text:p>
          </table:table-cell>
          <table:table-cell table:formula="of:=[.D6]/[.D40]" office:value-type="float" office:value="0.113936100350044" calcext:value-type="float">
            <text:p>0.11393610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9" calcext:value-type="float">
            <text:p>9</text:p>
          </table:table-cell>
          <table:table-cell office:value-type="float" office:value="3525.89" calcext:value-type="float">
            <text:p>3525.89</text:p>
          </table:table-cell>
          <table:table-cell table:formula="of:=[.D41]*1" office:value-type="float" office:value="3525.89" calcext:value-type="float">
            <text:p>3525.89</text:p>
          </table:table-cell>
          <table:table-cell table:formula="of:=[.D41]/1000" office:value-type="float" office:value="3.52589" calcext:value-type="float">
            <text:p>3.52589</text:p>
          </table:table-cell>
          <table:table-cell table:formula="of:=[.D7]/[.D41]" office:value-type="float" office:value="0.119209617997158" calcext:value-type="float">
            <text:p>0.1192096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6898.2" calcext:value-type="float">
            <text:p>6898.2</text:p>
          </table:table-cell>
          <table:table-cell table:formula="of:=[.D42]*1" office:value-type="float" office:value="6898.2" calcext:value-type="float">
            <text:p>6898.2</text:p>
          </table:table-cell>
          <table:table-cell table:formula="of:=[.D42]/1000" office:value-type="float" office:value="6.8982" calcext:value-type="float">
            <text:p>6.8982</text:p>
          </table:table-cell>
          <table:table-cell table:formula="of:=[.D8]/[.D42]" office:value-type="float" office:value="0.114816908758807" calcext:value-type="float">
            <text:p>0.11481690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13711.67" calcext:value-type="float">
            <text:p>13711.67</text:p>
          </table:table-cell>
          <table:table-cell table:formula="of:=[.D43]*1" office:value-type="float" office:value="13711.67" calcext:value-type="float">
            <text:p>13711.67</text:p>
          </table:table-cell>
          <table:table-cell table:formula="of:=[.D43]/1000" office:value-type="float" office:value="13.71167" calcext:value-type="float">
            <text:p>13.71167</text:p>
          </table:table-cell>
          <table:table-cell table:formula="of:=[.D9]/[.D43]" office:value-type="float" office:value="0.114402549069515" calcext:value-type="float">
            <text:p>0.114402549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27475" calcext:value-type="float">
            <text:p>27475</text:p>
          </table:table-cell>
          <table:table-cell table:formula="of:=[.D44]*1" office:value-type="float" office:value="27475" calcext:value-type="float">
            <text:p>27475</text:p>
          </table:table-cell>
          <table:table-cell table:formula="of:=[.D44]/1000" office:value-type="float" office:value="27.475" calcext:value-type="float">
            <text:p>27.475</text:p>
          </table:table-cell>
          <table:table-cell table:formula="of:=[.D10]/[.D44]" office:value-type="float" office:value="0.117284804367607" calcext:value-type="float">
            <text:p>0.117284804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55079" calcext:value-type="float">
            <text:p>55079</text:p>
          </table:table-cell>
          <table:table-cell table:formula="of:=[.D45]*1" office:value-type="float" office:value="55079" calcext:value-type="float">
            <text:p>55079</text:p>
          </table:table-cell>
          <table:table-cell table:formula="of:=[.D45]/1000" office:value-type="float" office:value="55.079" calcext:value-type="float">
            <text:p>55.079</text:p>
          </table:table-cell>
          <table:table-cell table:formula="of:=[.D11]/[.D45]" office:value-type="float" office:value="0.114780587882859" calcext:value-type="float">
            <text:p>0.11478058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10413" calcext:value-type="float">
            <text:p>110413</text:p>
          </table:table-cell>
          <table:table-cell table:formula="of:=[.D46]*1" office:value-type="float" office:value="110413" calcext:value-type="float">
            <text:p>110413</text:p>
          </table:table-cell>
          <table:table-cell table:formula="of:=[.D46]/1000" office:value-type="float" office:value="110.413" calcext:value-type="float">
            <text:p>110.413</text:p>
          </table:table-cell>
          <table:table-cell table:formula="of:=[.D12]/[.D46]" office:value-type="float" office:value="0.115406066314655" calcext:value-type="float">
            <text:p>0.1154060663</text:p>
          </table:table-cell>
        </table:table-row>
      </table:table>
      <table:table table:name="Sheet3" table:style-name="ta1">
        <table:shapes>
          <draw:frame draw:z-index="0" draw:style-name="gr1" draw:text-style-name="P1" svg:width="640.01pt" svg:height="384.75pt" svg:x="570.53pt" svg:y="204.04pt">
            <loext:p draw:notify-on-update-of-ranges="Sheet3.A2:Sheet3.A12 Sheet3.E2:Sheet3.E2 Sheet3.F2:Sheet3.F12 Sheet3.A14:Sheet3.A24 Sheet3.B14:Sheet3.B14 Sheet3.F14:Sheet3.F24 Sheet3.A25:Sheet3.A35 Sheet3.B25:Sheet3.B25 Sheet3.F25:Sheet3.F35 Sheet3.A36:Sheet3.A46 Sheet3.B36:Sheet3.B36 Sheet3.F36:Sheet3.F4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b loop per task</text:p>
          </table:table-cell>
          <table:table-cell office:value-type="string" calcext:value-type="string">
            <text:p>nb byte payload</text:p>
          </table:table-cell>
          <table:table-cell office:value-type="string" calcext:value-type="string">
            <text:p>nb task complete</text:p>
          </table:table-cell>
          <table:table-cell office:value-type="string" calcext:value-type="string">
            <text:p>time ms per task</text:p>
          </table:table-cell>
          <table:table-cell office:value-type="string" calcext:value-type="string">
            <text:p>time ms per task per squidlet</text:p>
          </table:table-cell>
          <table:table-cell office:value-type="string" calcext:value-type="string">
            <text:p>time s per task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142.64" calcext:value-type="float">
            <text:p>142.64</text:p>
          </table:table-cell>
          <table:table-cell office:value-type="string" calcext:value-type="string">
            <text:p>local</text:p>
          </table:table-cell>
          <table:table-cell table:formula="of:=[.D2]/1000" office:value-type="float" office:value="0.14264" calcext:value-type="float">
            <text:p>0.14264</text:p>
          </table:table-cell>
          <table:table-cell table:formula="of:=1024*26" office:value-type="float" office:value="26624" calcext:value-type="float">
            <text:p>266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273.03" calcext:value-type="float">
            <text:p>273.03</text:p>
          </table:table-cell>
          <table:table-cell/>
          <table:table-cell table:formula="of:=[.D3]/1000" office:value-type="float" office:value="0.27303" calcext:value-type="float">
            <text:p>0.27303</text:p>
          </table:table-cell>
          <table:table-cell office:value-type="string" calcext:value-type="string">
            <text:p>sorting a set of 26k elements, squad on raspi 3b+, 4 squidlets on same raspi 3b+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15.41" calcext:value-type="float">
            <text:p>515.41</text:p>
          </table:table-cell>
          <table:table-cell/>
          <table:table-cell table:formula="of:=[.D4]/1000" office:value-type="float" office:value="0.51541" calcext:value-type="float">
            <text:p>0.5154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935.3" calcext:value-type="float">
            <text:p>935.3</text:p>
          </table:table-cell>
          <table:table-cell/>
          <table:table-cell table:formula="of:=[.D5]/1000" office:value-type="float" office:value="0.9353" calcext:value-type="float">
            <text:p>0.935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659.28" calcext:value-type="float">
            <text:p>1659.28</text:p>
          </table:table-cell>
          <table:table-cell/>
          <table:table-cell table:formula="of:=[.D6]/1000" office:value-type="float" office:value="1.65928" calcext:value-type="float">
            <text:p>1.6592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519.78" calcext:value-type="float">
            <text:p>3519.78</text:p>
          </table:table-cell>
          <table:table-cell/>
          <table:table-cell table:formula="of:=[.D7]/1000" office:value-type="float" office:value="3.51978" calcext:value-type="float">
            <text:p>3.5197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883.8" calcext:value-type="float">
            <text:p>6883.8</text:p>
          </table:table-cell>
          <table:table-cell/>
          <table:table-cell table:formula="of:=[.D8]/1000" office:value-type="float" office:value="6.8838" calcext:value-type="float">
            <text:p>6.8838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665" calcext:value-type="float">
            <text:p>13665</text:p>
          </table:table-cell>
          <table:table-cell/>
          <table:table-cell table:formula="of:=[.D9]/1000" office:value-type="float" office:value="13.665" calcext:value-type="float">
            <text:p>13.66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387.5" calcext:value-type="float">
            <text:p>27387.5</text:p>
          </table:table-cell>
          <table:table-cell/>
          <table:table-cell table:formula="of:=[.D10]/1000" office:value-type="float" office:value="27.3875" calcext:value-type="float">
            <text:p>27.387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892" calcext:value-type="float">
            <text:p>54892</text:p>
          </table:table-cell>
          <table:table-cell/>
          <table:table-cell table:formula="of:=[.D11]/1000" office:value-type="float" office:value="54.892" calcext:value-type="float">
            <text:p>54.892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026" calcext:value-type="float">
            <text:p>110026</text:p>
          </table:table-cell>
          <table:table-cell/>
          <table:table-cell table:formula="of:=[.D12]/1000" office:value-type="float" office:value="110.026" calcext:value-type="float">
            <text:p>110.026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relative spee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52" calcext:value-type="float">
            <text:p>652</text:p>
          </table:table-cell>
          <table:table-cell office:value-type="float" office:value="45.12" calcext:value-type="float">
            <text:p>45.12</text:p>
          </table:table-cell>
          <table:table-cell table:formula="of:=[.D14]*4" office:value-type="float" office:value="180.48" calcext:value-type="float">
            <text:p>180.48</text:p>
          </table:table-cell>
          <table:table-cell table:formula="of:=[.D14]/1000" office:value-type="float" office:value="0.04512" calcext:value-type="float">
            <text:p>0.04512</text:p>
          </table:table-cell>
          <table:table-cell table:formula="of:=[.D2]/[.D14]" office:value-type="float" office:value="3.1613475177305" calcext:value-type="float">
            <text:p>3.16134751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8" calcext:value-type="float">
            <text:p>388</text:p>
          </table:table-cell>
          <table:table-cell office:value-type="float" office:value="77.51" calcext:value-type="float">
            <text:p>77.51</text:p>
          </table:table-cell>
          <table:table-cell table:formula="of:=[.D15]*4" office:value-type="float" office:value="310.04" calcext:value-type="float">
            <text:p>310.04</text:p>
          </table:table-cell>
          <table:table-cell table:formula="of:=[.D15]/1000" office:value-type="float" office:value="0.07751" calcext:value-type="float">
            <text:p>0.07751</text:p>
          </table:table-cell>
          <table:table-cell table:formula="of:=[.D3]/[.D15]" office:value-type="float" office:value="3.52251322410012" calcext:value-type="float">
            <text:p>3.52251322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7.61" calcext:value-type="float">
            <text:p>157.61</text:p>
          </table:table-cell>
          <table:table-cell table:formula="of:=[.D16]*4" office:value-type="float" office:value="630.44" calcext:value-type="float">
            <text:p>630.44</text:p>
          </table:table-cell>
          <table:table-cell table:formula="of:=[.D16]/1000" office:value-type="float" office:value="0.15761" calcext:value-type="float">
            <text:p>0.15761</text:p>
          </table:table-cell>
          <table:table-cell table:formula="of:=[.D4]/[.D16]" office:value-type="float" office:value="3.27016052280947" calcext:value-type="float">
            <text:p>3.27016052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30.59" calcext:value-type="float">
            <text:p>530.59</text:p>
          </table:table-cell>
          <table:table-cell table:formula="of:=[.D17]*4" office:value-type="float" office:value="2122.36" calcext:value-type="float">
            <text:p>2122.36</text:p>
          </table:table-cell>
          <table:table-cell table:formula="of:=[.D17]/1000" office:value-type="float" office:value="0.53059" calcext:value-type="float">
            <text:p>0.53059</text:p>
          </table:table-cell>
          <table:table-cell table:formula="of:=[.D5]/[.D17]" office:value-type="float" office:value="1.76275466933037" calcext:value-type="float">
            <text:p>1.76275466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75.05" calcext:value-type="float">
            <text:p>575.05</text:p>
          </table:table-cell>
          <table:table-cell table:formula="of:=[.D18]*4" office:value-type="float" office:value="2300.2" calcext:value-type="float">
            <text:p>2300.2</text:p>
          </table:table-cell>
          <table:table-cell table:formula="of:=[.D18]/1000" office:value-type="float" office:value="0.57505" calcext:value-type="float">
            <text:p>0.57505</text:p>
          </table:table-cell>
          <table:table-cell table:formula="of:=[.D6]/[.D18]" office:value-type="float" office:value="2.88545343883141" calcext:value-type="float">
            <text:p>2.88545343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243.71" calcext:value-type="float">
            <text:p>1243.71</text:p>
          </table:table-cell>
          <table:table-cell table:formula="of:=[.D19]*4" office:value-type="float" office:value="4974.84" calcext:value-type="float">
            <text:p>4974.84</text:p>
          </table:table-cell>
          <table:table-cell table:formula="of:=[.D19]/1000" office:value-type="float" office:value="1.24371" calcext:value-type="float">
            <text:p>1.24371</text:p>
          </table:table-cell>
          <table:table-cell table:formula="of:=[.D7]/[.D19]" office:value-type="float" office:value="2.83006488650891" calcext:value-type="float">
            <text:p>2.83006488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39.7" calcext:value-type="float">
            <text:p>3439.7</text:p>
          </table:table-cell>
          <table:table-cell table:formula="of:=[.D20]*4" office:value-type="float" office:value="13758.8" calcext:value-type="float">
            <text:p>13758.8</text:p>
          </table:table-cell>
          <table:table-cell table:formula="of:=[.D20]/1000" office:value-type="float" office:value="3.4397" calcext:value-type="float">
            <text:p>3.4397</text:p>
          </table:table-cell>
          <table:table-cell table:formula="of:=[.D8]/[.D20]" office:value-type="float" office:value="2.00127918132395" calcext:value-type="float">
            <text:p>2.00127918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850.25" calcext:value-type="float">
            <text:p>4850.25</text:p>
          </table:table-cell>
          <table:table-cell table:formula="of:=[.D21]*4" office:value-type="float" office:value="19401" calcext:value-type="float">
            <text:p>19401</text:p>
          </table:table-cell>
          <table:table-cell table:formula="of:=[.D21]/1000" office:value-type="float" office:value="4.85025" calcext:value-type="float">
            <text:p>4.85025</text:p>
          </table:table-cell>
          <table:table-cell table:formula="of:=[.D9]/[.D21]" office:value-type="float" office:value="2.81738054739446" calcext:value-type="float">
            <text:p>2.817380547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932" calcext:value-type="float">
            <text:p>9932</text:p>
          </table:table-cell>
          <table:table-cell table:formula="of:=[.D22]*4" office:value-type="float" office:value="39728" calcext:value-type="float">
            <text:p>39728</text:p>
          </table:table-cell>
          <table:table-cell table:formula="of:=[.D22]/1000" office:value-type="float" office:value="9.932" calcext:value-type="float">
            <text:p>9.932</text:p>
          </table:table-cell>
          <table:table-cell table:formula="of:=[.D10]/[.D22]" office:value-type="float" office:value="2.75750100684656" calcext:value-type="float">
            <text:p>2.757501006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888.75" calcext:value-type="float">
            <text:p>19888.75</text:p>
          </table:table-cell>
          <table:table-cell table:formula="of:=[.D23]*4" office:value-type="float" office:value="79555" calcext:value-type="float">
            <text:p>79555</text:p>
          </table:table-cell>
          <table:table-cell table:formula="of:=[.D23]/1000" office:value-type="float" office:value="19.88875" calcext:value-type="float">
            <text:p>19.88875</text:p>
          </table:table-cell>
          <table:table-cell table:formula="of:=[.D11]/[.D23]" office:value-type="float" office:value="2.75995223430331" calcext:value-type="float">
            <text:p>2.7599522343</text:p>
          </table:table-cell>
        </table:table-row>
        <table:table-row table:style-name="ro1">
          <table:table-cell table:number-columns-repeated="4"/>
          <table:table-cell table:formula="of:=[.D24]*4" office:value-type="float" office:value="0" calcext:value-type="float">
            <text:p>0</text:p>
          </table:table-cell>
          <table:table-cell table:formula="of:=[.D24]/1000" office:value-type="float" office:value="0" calcext:value-type="float">
            <text:p>0</text:p>
          </table:table-cell>
          <table:table-cell table:formula="of:=[.D12]/[.D2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25]*4" office:value-type="float" office:value="0" calcext:value-type="float">
            <text:p>0</text:p>
          </table:table-cell>
          <table:table-cell table:formula="of:=[.D25]/1000" office:value-type="float" office:value="0" calcext:value-type="float">
            <text:p>0</text:p>
          </table:table-cell>
          <table:table-cell table:formula="of:=[.D2]/[.D2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26]*4" office:value-type="float" office:value="0" calcext:value-type="float">
            <text:p>0</text:p>
          </table:table-cell>
          <table:table-cell table:formula="of:=[.D26]/1000" office:value-type="float" office:value="0" calcext:value-type="float">
            <text:p>0</text:p>
          </table:table-cell>
          <table:table-cell table:formula="of:=[.D3]/[.D2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27]*4" office:value-type="float" office:value="0" calcext:value-type="float">
            <text:p>0</text:p>
          </table:table-cell>
          <table:table-cell table:formula="of:=[.D27]/1000" office:value-type="float" office:value="0" calcext:value-type="float">
            <text:p>0</text:p>
          </table:table-cell>
          <table:table-cell table:formula="of:=[.D4]/[.D2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28]*4" office:value-type="float" office:value="0" calcext:value-type="float">
            <text:p>0</text:p>
          </table:table-cell>
          <table:table-cell table:formula="of:=[.D28]/1000" office:value-type="float" office:value="0" calcext:value-type="float">
            <text:p>0</text:p>
          </table:table-cell>
          <table:table-cell table:formula="of:=[.D5]/[.D2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29]*4" office:value-type="float" office:value="0" calcext:value-type="float">
            <text:p>0</text:p>
          </table:table-cell>
          <table:table-cell table:formula="of:=[.D29]/1000" office:value-type="float" office:value="0" calcext:value-type="float">
            <text:p>0</text:p>
          </table:table-cell>
          <table:table-cell table:formula="of:=[.D6]/[.D2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30]*4" office:value-type="float" office:value="0" calcext:value-type="float">
            <text:p>0</text:p>
          </table:table-cell>
          <table:table-cell table:formula="of:=[.D30]/1000" office:value-type="float" office:value="0" calcext:value-type="float">
            <text:p>0</text:p>
          </table:table-cell>
          <table:table-cell table:formula="of:=[.D7]/[.D3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31]*4" office:value-type="float" office:value="0" calcext:value-type="float">
            <text:p>0</text:p>
          </table:table-cell>
          <table:table-cell table:formula="of:=[.D31]/1000" office:value-type="float" office:value="0" calcext:value-type="float">
            <text:p>0</text:p>
          </table:table-cell>
          <table:table-cell table:formula="of:=[.D8]/[.D3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32]*4" office:value-type="float" office:value="0" calcext:value-type="float">
            <text:p>0</text:p>
          </table:table-cell>
          <table:table-cell table:formula="of:=[.D32]/1000" office:value-type="float" office:value="0" calcext:value-type="float">
            <text:p>0</text:p>
          </table:table-cell>
          <table:table-cell table:formula="of:=[.D9]/[.D3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33]*4" office:value-type="float" office:value="0" calcext:value-type="float">
            <text:p>0</text:p>
          </table:table-cell>
          <table:table-cell table:formula="of:=[.D33]/1000" office:value-type="float" office:value="0" calcext:value-type="float">
            <text:p>0</text:p>
          </table:table-cell>
          <table:table-cell table:formula="of:=[.D10]/[.D3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34]*4" office:value-type="float" office:value="0" calcext:value-type="float">
            <text:p>0</text:p>
          </table:table-cell>
          <table:table-cell table:formula="of:=[.D34]/1000" office:value-type="float" office:value="0" calcext:value-type="float">
            <text:p>0</text:p>
          </table:table-cell>
          <table:table-cell table:formula="of:=[.D11]/[.D3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35]*4" office:value-type="float" office:value="0" calcext:value-type="float">
            <text:p>0</text:p>
          </table:table-cell>
          <table:table-cell table:formula="of:=[.D35]/1000" office:value-type="float" office:value="0" calcext:value-type="float">
            <text:p>0</text:p>
          </table:table-cell>
          <table:table-cell table:formula="of:=[.D12]/[.D3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36]*4" office:value-type="float" office:value="0" calcext:value-type="float">
            <text:p>0</text:p>
          </table:table-cell>
          <table:table-cell table:formula="of:=[.D36]/1000" office:value-type="float" office:value="0" calcext:value-type="float">
            <text:p>0</text:p>
          </table:table-cell>
          <table:table-cell table:formula="of:=[.D2]/[.D3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37]*4" office:value-type="float" office:value="0" calcext:value-type="float">
            <text:p>0</text:p>
          </table:table-cell>
          <table:table-cell table:formula="of:=[.D37]/1000" office:value-type="float" office:value="0" calcext:value-type="float">
            <text:p>0</text:p>
          </table:table-cell>
          <table:table-cell table:formula="of:=[.D3]/[.D3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38]*4" office:value-type="float" office:value="0" calcext:value-type="float">
            <text:p>0</text:p>
          </table:table-cell>
          <table:table-cell table:formula="of:=[.D38]/1000" office:value-type="float" office:value="0" calcext:value-type="float">
            <text:p>0</text:p>
          </table:table-cell>
          <table:table-cell table:formula="of:=[.D4]/[.D3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39]*4" office:value-type="float" office:value="0" calcext:value-type="float">
            <text:p>0</text:p>
          </table:table-cell>
          <table:table-cell table:formula="of:=[.D39]/1000" office:value-type="float" office:value="0" calcext:value-type="float">
            <text:p>0</text:p>
          </table:table-cell>
          <table:table-cell table:formula="of:=[.D5]/[.D3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40]*4" office:value-type="float" office:value="0" calcext:value-type="float">
            <text:p>0</text:p>
          </table:table-cell>
          <table:table-cell table:formula="of:=[.D40]/1000" office:value-type="float" office:value="0" calcext:value-type="float">
            <text:p>0</text:p>
          </table:table-cell>
          <table:table-cell table:formula="of:=[.D6]/[.D4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41]*4" office:value-type="float" office:value="0" calcext:value-type="float">
            <text:p>0</text:p>
          </table:table-cell>
          <table:table-cell table:formula="of:=[.D41]/1000" office:value-type="float" office:value="0" calcext:value-type="float">
            <text:p>0</text:p>
          </table:table-cell>
          <table:table-cell table:formula="of:=[.D7]/[.D4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42]*4" office:value-type="float" office:value="0" calcext:value-type="float">
            <text:p>0</text:p>
          </table:table-cell>
          <table:table-cell table:formula="of:=[.D42]/1000" office:value-type="float" office:value="0" calcext:value-type="float">
            <text:p>0</text:p>
          </table:table-cell>
          <table:table-cell table:formula="of:=[.D8]/[.D4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43]*4" office:value-type="float" office:value="0" calcext:value-type="float">
            <text:p>0</text:p>
          </table:table-cell>
          <table:table-cell table:formula="of:=[.D43]/1000" office:value-type="float" office:value="0" calcext:value-type="float">
            <text:p>0</text:p>
          </table:table-cell>
          <table:table-cell table:formula="of:=[.D9]/[.D4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44]*4" office:value-type="float" office:value="0" calcext:value-type="float">
            <text:p>0</text:p>
          </table:table-cell>
          <table:table-cell table:formula="of:=[.D44]/1000" office:value-type="float" office:value="0" calcext:value-type="float">
            <text:p>0</text:p>
          </table:table-cell>
          <table:table-cell table:formula="of:=[.D10]/[.D4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45]*4" office:value-type="float" office:value="0" calcext:value-type="float">
            <text:p>0</text:p>
          </table:table-cell>
          <table:table-cell table:formula="of:=[.D45]/1000" office:value-type="float" office:value="0" calcext:value-type="float">
            <text:p>0</text:p>
          </table:table-cell>
          <table:table-cell table:formula="of:=[.D11]/[.D4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[.D46]*4" office:value-type="float" office:value="0" calcext:value-type="float">
            <text:p>0</text:p>
          </table:table-cell>
          <table:table-cell table:formula="of:=[.D46]/1000" office:value-type="float" office:value="0" calcext:value-type="float">
            <text:p>0</text:p>
          </table:table-cell>
          <table:table-cell table:formula="of:=[.D12]/[.D46]" office:value-type="string" office:string-value="" calcext:value-type="error">
            <text:p>#DIV/0!</text:p>
          </table:table-cell>
        </table:table-row>
      </table:table>
      <table:table table:name="Sheet4" table:style-name="ta1">
        <table:shapes>
          <draw:frame draw:z-index="0" draw:style-name="gr1" draw:text-style-name="P1" svg:width="640.01pt" svg:height="384.75pt" svg:x="570.53pt" svg:y="204.04pt">
            <loext:p draw:notify-on-update-of-ranges="Sheet4.A2:Sheet4.A12 Sheet4.E2:Sheet4.E2 Sheet4.F2:Sheet4.F12 Sheet4.A14:Sheet4.A24 Sheet4.B14:Sheet4.B14 Sheet4.F14:Sheet4.F24 Sheet4.A25:Sheet4.A35 Sheet4.B25:Sheet4.B25 Sheet4.F25:Sheet4.F35 Sheet4.A36:Sheet4.A46 Sheet4.B36:Sheet4.B36 Sheet4.F36:Sheet4.F4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b loop per task</text:p>
          </table:table-cell>
          <table:table-cell office:value-type="string" calcext:value-type="string">
            <text:p>nb byte payload</text:p>
          </table:table-cell>
          <table:table-cell office:value-type="string" calcext:value-type="string">
            <text:p>nb task complete</text:p>
          </table:table-cell>
          <table:table-cell office:value-type="string" calcext:value-type="string">
            <text:p>time ms per task</text:p>
          </table:table-cell>
          <table:table-cell office:value-type="string" calcext:value-type="string">
            <text:p>time ms per task per squidlet</text:p>
          </table:table-cell>
          <table:table-cell office:value-type="string" calcext:value-type="string">
            <text:p>time s per task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91" calcext:value-type="float">
            <text:p>1791</text:p>
          </table:table-cell>
          <table:table-cell office:value-type="float" office:value="16.26" calcext:value-type="float">
            <text:p>16.26</text:p>
          </table:table-cell>
          <table:table-cell office:value-type="string" calcext:value-type="string">
            <text:p>local</text:p>
          </table:table-cell>
          <table:table-cell table:formula="of:=[.D2]/1000" office:value-type="float" office:value="0.01626" calcext:value-type="float">
            <text:p>0.01626</text:p>
          </table:table-cell>
          <table:table-cell table:formula="of:=1024*26" office:value-type="float" office:value="26624" calcext:value-type="float">
            <text:p>266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1" calcext:value-type="float">
            <text:p>941</text:p>
          </table:table-cell>
          <table:table-cell office:value-type="float" office:value="31.87" calcext:value-type="float">
            <text:p>31.87</text:p>
          </table:table-cell>
          <table:table-cell/>
          <table:table-cell table:formula="of:=[.D3]/1000" office:value-type="float" office:value="0.03187" calcext:value-type="float">
            <text:p>0.03187</text:p>
          </table:table-cell>
          <table:table-cell office:value-type="string" calcext:value-type="string">
            <text:p>sorting a set of 26k elements, squad on pc, 2 squidlets on one ee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 office:value-type="float" office:value="60.27" calcext:value-type="float">
            <text:p>60.27</text:p>
          </table:table-cell>
          <table:table-cell/>
          <table:table-cell table:formula="of:=[.D4]/1000" office:value-type="float" office:value="0.06027" calcext:value-type="float">
            <text:p>0.0602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107.41" calcext:value-type="float">
            <text:p>107.41</text:p>
          </table:table-cell>
          <table:table-cell/>
          <table:table-cell table:formula="of:=[.D5]/1000" office:value-type="float" office:value="0.10741" calcext:value-type="float">
            <text:p>0.1074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189.11" calcext:value-type="float">
            <text:p>189.11</text:p>
          </table:table-cell>
          <table:table-cell/>
          <table:table-cell table:formula="of:=[.D6]/1000" office:value-type="float" office:value="0.18911" calcext:value-type="float">
            <text:p>0.1891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420.32" calcext:value-type="float">
            <text:p>420.32</text:p>
          </table:table-cell>
          <table:table-cell/>
          <table:table-cell table:formula="of:=[.D7]/1000" office:value-type="float" office:value="0.42032" calcext:value-type="float">
            <text:p>0.4203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92.03" calcext:value-type="float">
            <text:p>792.03</text:p>
          </table:table-cell>
          <table:table-cell/>
          <table:table-cell table:formula="of:=[.D8]/1000" office:value-type="float" office:value="0.79203" calcext:value-type="float">
            <text:p>0.7920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68.65" calcext:value-type="float">
            <text:p>1568.65</text:p>
          </table:table-cell>
          <table:table-cell/>
          <table:table-cell table:formula="of:=[.D9]/1000" office:value-type="float" office:value="1.56865" calcext:value-type="float">
            <text:p>1.5686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22.4" calcext:value-type="float">
            <text:p>3222.4</text:p>
          </table:table-cell>
          <table:table-cell/>
          <table:table-cell table:formula="of:=[.D10]/1000" office:value-type="float" office:value="3.2224" calcext:value-type="float">
            <text:p>3.222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322" calcext:value-type="float">
            <text:p>6322</text:p>
          </table:table-cell>
          <table:table-cell/>
          <table:table-cell table:formula="of:=[.D11]/1000" office:value-type="float" office:value="6.322" calcext:value-type="float">
            <text:p>6.322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742.33" calcext:value-type="float">
            <text:p>12742.33</text:p>
          </table:table-cell>
          <table:table-cell/>
          <table:table-cell table:formula="of:=[.D12]/1000" office:value-type="float" office:value="12.74233" calcext:value-type="float">
            <text:p>12.74233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relative spee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83.69" calcext:value-type="float">
            <text:p>83.69</text:p>
          </table:table-cell>
          <table:table-cell table:formula="of:=[.D14]*2" office:value-type="float" office:value="167.38" calcext:value-type="float">
            <text:p>167.38</text:p>
          </table:table-cell>
          <table:table-cell table:formula="of:=[.D14]/1000" office:value-type="float" office:value="0.08369" calcext:value-type="float">
            <text:p>0.08369</text:p>
          </table:table-cell>
          <table:table-cell table:formula="of:=[.D2]/[.D14]" office:value-type="float" office:value="0.194288445453459" calcext:value-type="float">
            <text:p>0.19428844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136.25" calcext:value-type="float">
            <text:p>136.25</text:p>
          </table:table-cell>
          <table:table-cell table:formula="of:=[.D15]*2" office:value-type="float" office:value="272.5" calcext:value-type="float">
            <text:p>272.5</text:p>
          </table:table-cell>
          <table:table-cell table:formula="of:=[.D15]/1000" office:value-type="float" office:value="0.13625" calcext:value-type="float">
            <text:p>0.13625</text:p>
          </table:table-cell>
          <table:table-cell table:formula="of:=[.D3]/[.D15]" office:value-type="float" office:value="0.233908256880734" calcext:value-type="float">
            <text:p>0.23390825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248.96" calcext:value-type="float">
            <text:p>248.96</text:p>
          </table:table-cell>
          <table:table-cell table:formula="of:=[.D16]*2" office:value-type="float" office:value="497.92" calcext:value-type="float">
            <text:p>497.92</text:p>
          </table:table-cell>
          <table:table-cell table:formula="of:=[.D16]/1000" office:value-type="float" office:value="0.24896" calcext:value-type="float">
            <text:p>0.24896</text:p>
          </table:table-cell>
          <table:table-cell table:formula="of:=[.D4]/[.D16]" office:value-type="float" office:value="0.242087082262211" calcext:value-type="float">
            <text:p>0.24208708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455.12" calcext:value-type="float">
            <text:p>455.12</text:p>
          </table:table-cell>
          <table:table-cell table:formula="of:=[.D17]*2" office:value-type="float" office:value="910.24" calcext:value-type="float">
            <text:p>910.24</text:p>
          </table:table-cell>
          <table:table-cell table:formula="of:=[.D17]/1000" office:value-type="float" office:value="0.45512" calcext:value-type="float">
            <text:p>0.45512</text:p>
          </table:table-cell>
          <table:table-cell table:formula="of:=[.D5]/[.D17]" office:value-type="float" office:value="0.236003691334154" calcext:value-type="float">
            <text:p>0.23600369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97.05" calcext:value-type="float">
            <text:p>797.05</text:p>
          </table:table-cell>
          <table:table-cell table:formula="of:=[.D18]*2" office:value-type="float" office:value="1594.1" calcext:value-type="float">
            <text:p>1594.1</text:p>
          </table:table-cell>
          <table:table-cell table:formula="of:=[.D18]/1000" office:value-type="float" office:value="0.79705" calcext:value-type="float">
            <text:p>0.79705</text:p>
          </table:table-cell>
          <table:table-cell table:formula="of:=[.D6]/[.D18]" office:value-type="float" office:value="0.237262405118876" calcext:value-type="float">
            <text:p>0.23726240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668.67" calcext:value-type="float">
            <text:p>1668.67</text:p>
          </table:table-cell>
          <table:table-cell table:formula="of:=[.D19]*2" office:value-type="float" office:value="3337.34" calcext:value-type="float">
            <text:p>3337.34</text:p>
          </table:table-cell>
          <table:table-cell table:formula="of:=[.D19]/1000" office:value-type="float" office:value="1.66867" calcext:value-type="float">
            <text:p>1.66867</text:p>
          </table:table-cell>
          <table:table-cell table:formula="of:=[.D7]/[.D19]" office:value-type="float" office:value="0.251889229146566" calcext:value-type="float">
            <text:p>0.251889229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44.7" calcext:value-type="float">
            <text:p>3244.7</text:p>
          </table:table-cell>
          <table:table-cell table:formula="of:=[.D20]*2" office:value-type="float" office:value="6489.4" calcext:value-type="float">
            <text:p>6489.4</text:p>
          </table:table-cell>
          <table:table-cell table:formula="of:=[.D20]/1000" office:value-type="float" office:value="3.2447" calcext:value-type="float">
            <text:p>3.2447</text:p>
          </table:table-cell>
          <table:table-cell table:formula="of:=[.D8]/[.D20]" office:value-type="float" office:value="0.244099608592474" calcext:value-type="float">
            <text:p>0.24409960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473.67" calcext:value-type="float">
            <text:p>6473.67</text:p>
          </table:table-cell>
          <table:table-cell table:formula="of:=[.D21]*2" office:value-type="float" office:value="12947.34" calcext:value-type="float">
            <text:p>12947.34</text:p>
          </table:table-cell>
          <table:table-cell table:formula="of:=[.D21]/1000" office:value-type="float" office:value="6.47367" calcext:value-type="float">
            <text:p>6.47367</text:p>
          </table:table-cell>
          <table:table-cell table:formula="of:=[.D9]/[.D21]" office:value-type="float" office:value="0.24231232052298" calcext:value-type="float">
            <text:p>0.242312320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837.5" calcext:value-type="float">
            <text:p>12837.5</text:p>
          </table:table-cell>
          <table:table-cell table:formula="of:=[.D22]*2" office:value-type="float" office:value="25675" calcext:value-type="float">
            <text:p>25675</text:p>
          </table:table-cell>
          <table:table-cell table:formula="of:=[.D22]/1000" office:value-type="float" office:value="12.8375" calcext:value-type="float">
            <text:p>12.8375</text:p>
          </table:table-cell>
          <table:table-cell table:formula="of:=[.D10]/[.D22]" office:value-type="float" office:value="0.251014605647517" calcext:value-type="float">
            <text:p>0.251014605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666.5" calcext:value-type="float">
            <text:p>25666.5</text:p>
          </table:table-cell>
          <table:table-cell table:formula="of:=[.D23]*2" office:value-type="float" office:value="51333" calcext:value-type="float">
            <text:p>51333</text:p>
          </table:table-cell>
          <table:table-cell table:formula="of:=[.D23]/1000" office:value-type="float" office:value="25.6665" calcext:value-type="float">
            <text:p>25.6665</text:p>
          </table:table-cell>
          <table:table-cell table:formula="of:=[.D11]/[.D23]" office:value-type="float" office:value="0.246313287748622" calcext:value-type="float">
            <text:p>0.246313287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514" calcext:value-type="float">
            <text:p>51514</text:p>
          </table:table-cell>
          <table:table-cell table:formula="of:=[.D24]*2" office:value-type="float" office:value="103028" calcext:value-type="float">
            <text:p>103028</text:p>
          </table:table-cell>
          <table:table-cell table:formula="of:=[.D24]/1000" office:value-type="float" office:value="51.514" calcext:value-type="float">
            <text:p>51.514</text:p>
          </table:table-cell>
          <table:table-cell table:formula="of:=[.D12]/[.D24]" office:value-type="float" office:value="0.24735664091315" calcext:value-type="float">
            <text:p>0.24735664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2" calcext:value-type="float">
            <text:p>342</text:p>
          </table:table-cell>
          <table:table-cell office:value-type="float" office:value="85.71" calcext:value-type="float">
            <text:p>85.71</text:p>
          </table:table-cell>
          <table:table-cell table:formula="of:=[.D25]*2" office:value-type="float" office:value="171.42" calcext:value-type="float">
            <text:p>171.42</text:p>
          </table:table-cell>
          <table:table-cell table:formula="of:=[.D25]/1000" office:value-type="float" office:value="0.08571" calcext:value-type="float">
            <text:p>0.08571</text:p>
          </table:table-cell>
          <table:table-cell table:formula="of:=[.D2]/[.D25]" office:value-type="float" office:value="0.189709485474274" calcext:value-type="float">
            <text:p>0.18970948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2" calcext:value-type="float">
            <text:p>222</text:p>
          </table:table-cell>
          <table:table-cell office:value-type="float" office:value="135.7" calcext:value-type="float">
            <text:p>135.7</text:p>
          </table:table-cell>
          <table:table-cell table:formula="of:=[.D26]*2" office:value-type="float" office:value="271.4" calcext:value-type="float">
            <text:p>271.4</text:p>
          </table:table-cell>
          <table:table-cell table:formula="of:=[.D26]/1000" office:value-type="float" office:value="0.1357" calcext:value-type="float">
            <text:p>0.1357</text:p>
          </table:table-cell>
          <table:table-cell table:formula="of:=[.D3]/[.D26]" office:value-type="float" office:value="0.234856300663228" calcext:value-type="float">
            <text:p>0.23485630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250.39" calcext:value-type="float">
            <text:p>250.39</text:p>
          </table:table-cell>
          <table:table-cell table:formula="of:=[.D27]*2" office:value-type="float" office:value="500.78" calcext:value-type="float">
            <text:p>500.78</text:p>
          </table:table-cell>
          <table:table-cell table:formula="of:=[.D27]/1000" office:value-type="float" office:value="0.25039" calcext:value-type="float">
            <text:p>0.25039</text:p>
          </table:table-cell>
          <table:table-cell table:formula="of:=[.D4]/[.D27]" office:value-type="float" office:value="0.240704500978474" calcext:value-type="float">
            <text:p>0.2407045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455.85" calcext:value-type="float">
            <text:p>455.85</text:p>
          </table:table-cell>
          <table:table-cell table:formula="of:=[.D28]*2" office:value-type="float" office:value="911.7" calcext:value-type="float">
            <text:p>911.7</text:p>
          </table:table-cell>
          <table:table-cell table:formula="of:=[.D28]/1000" office:value-type="float" office:value="0.45585" calcext:value-type="float">
            <text:p>0.45585</text:p>
          </table:table-cell>
          <table:table-cell table:formula="of:=[.D5]/[.D28]" office:value-type="float" office:value="0.235625754085774" calcext:value-type="float">
            <text:p>0.23562575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808.5" calcext:value-type="float">
            <text:p>808.5</text:p>
          </table:table-cell>
          <table:table-cell table:formula="of:=[.D29]*2" office:value-type="float" office:value="1617" calcext:value-type="float">
            <text:p>1617</text:p>
          </table:table-cell>
          <table:table-cell table:formula="of:=[.D29]/1000" office:value-type="float" office:value="0.8085" calcext:value-type="float">
            <text:p>0.8085</text:p>
          </table:table-cell>
          <table:table-cell table:formula="of:=[.D6]/[.D29]" office:value-type="float" office:value="0.233902288188002" calcext:value-type="float">
            <text:p>0.23390228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706.61" calcext:value-type="float">
            <text:p>1706.61</text:p>
          </table:table-cell>
          <table:table-cell table:formula="of:=[.D30]*2" office:value-type="float" office:value="3413.22" calcext:value-type="float">
            <text:p>3413.22</text:p>
          </table:table-cell>
          <table:table-cell table:formula="of:=[.D30]/1000" office:value-type="float" office:value="1.70661" calcext:value-type="float">
            <text:p>1.70661</text:p>
          </table:table-cell>
          <table:table-cell table:formula="of:=[.D7]/[.D30]" office:value-type="float" office:value="0.24628942757865" calcext:value-type="float">
            <text:p>0.24628942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388.6" calcext:value-type="float">
            <text:p>3388.6</text:p>
          </table:table-cell>
          <table:table-cell table:formula="of:=[.D31]*2" office:value-type="float" office:value="6777.2" calcext:value-type="float">
            <text:p>6777.2</text:p>
          </table:table-cell>
          <table:table-cell table:formula="of:=[.D31]/1000" office:value-type="float" office:value="3.3886" calcext:value-type="float">
            <text:p>3.3886</text:p>
          </table:table-cell>
          <table:table-cell table:formula="of:=[.D8]/[.D31]" office:value-type="float" office:value="0.233733695331405" calcext:value-type="float">
            <text:p>0.233733695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843.67" calcext:value-type="float">
            <text:p>6843.67</text:p>
          </table:table-cell>
          <table:table-cell table:formula="of:=[.D32]*2" office:value-type="float" office:value="13687.34" calcext:value-type="float">
            <text:p>13687.34</text:p>
          </table:table-cell>
          <table:table-cell table:formula="of:=[.D32]/1000" office:value-type="float" office:value="6.84367" calcext:value-type="float">
            <text:p>6.84367</text:p>
          </table:table-cell>
          <table:table-cell table:formula="of:=[.D9]/[.D32]" office:value-type="float" office:value="0.229211811791042" calcext:value-type="float">
            <text:p>0.229211811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773" calcext:value-type="float">
            <text:p>13773</text:p>
          </table:table-cell>
          <table:table-cell table:formula="of:=[.D33]*2" office:value-type="float" office:value="27546" calcext:value-type="float">
            <text:p>27546</text:p>
          </table:table-cell>
          <table:table-cell table:formula="of:=[.D33]/1000" office:value-type="float" office:value="13.773" calcext:value-type="float">
            <text:p>13.773</text:p>
          </table:table-cell>
          <table:table-cell table:formula="of:=[.D10]/[.D33]" office:value-type="float" office:value="0.23396500399332" calcext:value-type="float">
            <text:p>0.23396500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7616.5" calcext:value-type="float">
            <text:p>27616.5</text:p>
          </table:table-cell>
          <table:table-cell table:formula="of:=[.D34]*2" office:value-type="float" office:value="55233" calcext:value-type="float">
            <text:p>55233</text:p>
          </table:table-cell>
          <table:table-cell table:formula="of:=[.D34]/1000" office:value-type="float" office:value="27.6165" calcext:value-type="float">
            <text:p>27.6165</text:p>
          </table:table-cell>
          <table:table-cell table:formula="of:=[.D11]/[.D34]" office:value-type="float" office:value="0.228921115999493" calcext:value-type="float">
            <text:p>0.22892111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4131.5" calcext:value-type="float">
            <text:p>54131.5</text:p>
          </table:table-cell>
          <table:table-cell table:formula="of:=[.D35]*2" office:value-type="float" office:value="108263" calcext:value-type="float">
            <text:p>108263</text:p>
          </table:table-cell>
          <table:table-cell table:formula="of:=[.D35]/1000" office:value-type="float" office:value="54.1315" calcext:value-type="float">
            <text:p>54.1315</text:p>
          </table:table-cell>
          <table:table-cell table:formula="of:=[.D12]/[.D35]" office:value-type="float" office:value="0.235395841607936" calcext:value-type="float">
            <text:p>0.23539584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float" office:value="86.09" calcext:value-type="float">
            <text:p>86.09</text:p>
          </table:table-cell>
          <table:table-cell table:formula="of:=[.D36]*2" office:value-type="float" office:value="172.18" calcext:value-type="float">
            <text:p>172.18</text:p>
          </table:table-cell>
          <table:table-cell table:formula="of:=[.D36]/1000" office:value-type="float" office:value="0.08609" calcext:value-type="float">
            <text:p>0.08609</text:p>
          </table:table-cell>
          <table:table-cell table:formula="of:=[.D2]/[.D36]" office:value-type="float" office:value="0.188872110581949" calcext:value-type="float">
            <text:p>0.18887211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18" calcext:value-type="float">
            <text:p>218</text:p>
          </table:table-cell>
          <table:table-cell office:value-type="float" office:value="137.9" calcext:value-type="float">
            <text:p>137.9</text:p>
          </table:table-cell>
          <table:table-cell table:formula="of:=[.D37]*2" office:value-type="float" office:value="275.8" calcext:value-type="float">
            <text:p>275.8</text:p>
          </table:table-cell>
          <table:table-cell table:formula="of:=[.D37]/1000" office:value-type="float" office:value="0.1379" calcext:value-type="float">
            <text:p>0.1379</text:p>
          </table:table-cell>
          <table:table-cell table:formula="of:=[.D3]/[.D37]" office:value-type="float" office:value="0.231109499637418" calcext:value-type="float">
            <text:p>0.23110949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office:value-type="float" office:value="248.2" calcext:value-type="float">
            <text:p>248.2</text:p>
          </table:table-cell>
          <table:table-cell table:formula="of:=[.D38]*2" office:value-type="float" office:value="496.4" calcext:value-type="float">
            <text:p>496.4</text:p>
          </table:table-cell>
          <table:table-cell table:formula="of:=[.D38]/1000" office:value-type="float" office:value="0.2482" calcext:value-type="float">
            <text:p>0.2482</text:p>
          </table:table-cell>
          <table:table-cell table:formula="of:=[.D4]/[.D38]" office:value-type="float" office:value="0.242828364222401" calcext:value-type="float">
            <text:p>0.24282836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505.8" calcext:value-type="float">
            <text:p>505.8</text:p>
          </table:table-cell>
          <table:table-cell table:formula="of:=[.D39]*2" office:value-type="float" office:value="1011.6" calcext:value-type="float">
            <text:p>1011.6</text:p>
          </table:table-cell>
          <table:table-cell table:formula="of:=[.D39]/1000" office:value-type="float" office:value="0.5058" calcext:value-type="float">
            <text:p>0.5058</text:p>
          </table:table-cell>
          <table:table-cell table:formula="of:=[.D5]/[.D39]" office:value-type="float" office:value="0.212356662712535" calcext:value-type="float">
            <text:p>0.21235666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807.55" calcext:value-type="float">
            <text:p>807.55</text:p>
          </table:table-cell>
          <table:table-cell table:formula="of:=[.D40]*2" office:value-type="float" office:value="1615.1" calcext:value-type="float">
            <text:p>1615.1</text:p>
          </table:table-cell>
          <table:table-cell table:formula="of:=[.D40]/1000" office:value-type="float" office:value="0.80755" calcext:value-type="float">
            <text:p>0.80755</text:p>
          </table:table-cell>
          <table:table-cell table:formula="of:=[.D6]/[.D40]" office:value-type="float" office:value="0.234177450312674" calcext:value-type="float">
            <text:p>0.23417745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666.67" calcext:value-type="float">
            <text:p>1666.67</text:p>
          </table:table-cell>
          <table:table-cell table:formula="of:=[.D41]*2" office:value-type="float" office:value="3333.34" calcext:value-type="float">
            <text:p>3333.34</text:p>
          </table:table-cell>
          <table:table-cell table:formula="of:=[.D41]/1000" office:value-type="float" office:value="1.66667" calcext:value-type="float">
            <text:p>1.66667</text:p>
          </table:table-cell>
          <table:table-cell table:formula="of:=[.D7]/[.D41]" office:value-type="float" office:value="0.252191495617009" calcext:value-type="float">
            <text:p>0.25219149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234.9" calcext:value-type="float">
            <text:p>3234.9</text:p>
          </table:table-cell>
          <table:table-cell table:formula="of:=[.D42]*2" office:value-type="float" office:value="6469.8" calcext:value-type="float">
            <text:p>6469.8</text:p>
          </table:table-cell>
          <table:table-cell table:formula="of:=[.D42]/1000" office:value-type="float" office:value="3.2349" calcext:value-type="float">
            <text:p>3.2349</text:p>
          </table:table-cell>
          <table:table-cell table:formula="of:=[.D8]/[.D42]" office:value-type="float" office:value="0.2448390985811" calcext:value-type="float">
            <text:p>0.24483909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6412.33" calcext:value-type="float">
            <text:p>6412.33</text:p>
          </table:table-cell>
          <table:table-cell table:formula="of:=[.D43]*2" office:value-type="float" office:value="12824.66" calcext:value-type="float">
            <text:p>12824.66</text:p>
          </table:table-cell>
          <table:table-cell table:formula="of:=[.D43]/1000" office:value-type="float" office:value="6.41233" calcext:value-type="float">
            <text:p>6.41233</text:p>
          </table:table-cell>
          <table:table-cell table:formula="of:=[.D9]/[.D43]" office:value-type="float" office:value="0.24463026700123" calcext:value-type="float">
            <text:p>0.24463026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2818.25" calcext:value-type="float">
            <text:p>12818.25</text:p>
          </table:table-cell>
          <table:table-cell table:formula="of:=[.D44]*2" office:value-type="float" office:value="25636.5" calcext:value-type="float">
            <text:p>25636.5</text:p>
          </table:table-cell>
          <table:table-cell table:formula="of:=[.D44]/1000" office:value-type="float" office:value="12.81825" calcext:value-type="float">
            <text:p>12.81825</text:p>
          </table:table-cell>
          <table:table-cell table:formula="of:=[.D10]/[.D44]" office:value-type="float" office:value="0.251391570612213" calcext:value-type="float">
            <text:p>0.251391570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5619.5" calcext:value-type="float">
            <text:p>25619.5</text:p>
          </table:table-cell>
          <table:table-cell table:formula="of:=[.D45]*2" office:value-type="float" office:value="51239" calcext:value-type="float">
            <text:p>51239</text:p>
          </table:table-cell>
          <table:table-cell table:formula="of:=[.D45]/1000" office:value-type="float" office:value="25.6195" calcext:value-type="float">
            <text:p>25.6195</text:p>
          </table:table-cell>
          <table:table-cell table:formula="of:=[.D11]/[.D45]" office:value-type="float" office:value="0.246765159351275" calcext:value-type="float">
            <text:p>0.246765159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4745.5" calcext:value-type="float">
            <text:p>54745.5</text:p>
          </table:table-cell>
          <table:table-cell table:formula="of:=[.D46]*2" office:value-type="float" office:value="109491" calcext:value-type="float">
            <text:p>109491</text:p>
          </table:table-cell>
          <table:table-cell table:formula="of:=[.D46]/1000" office:value-type="float" office:value="54.7455" calcext:value-type="float">
            <text:p>54.7455</text:p>
          </table:table-cell>
          <table:table-cell table:formula="of:=[.D12]/[.D46]" office:value-type="float" office:value="0.232755751614288" calcext:value-type="float">
            <text:p>0.23275575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356" calcext:value-type="float">
            <text:p>356</text:p>
          </table:table-cell>
          <table:table-cell office:value-type="float" office:value="83.48" calcext:value-type="float">
            <text:p>83.4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218" calcext:value-type="float">
            <text:p>218</text:p>
          </table:table-cell>
          <table:table-cell office:value-type="float" office:value="138.23" calcext:value-type="float">
            <text:p>138.2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20" calcext:value-type="float">
            <text:p>120</text:p>
          </table:table-cell>
          <table:table-cell office:value-type="float" office:value="249.72" calcext:value-type="float">
            <text:p>249.7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float" office:value="466.44" calcext:value-type="float">
            <text:p>466.4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36" calcext:value-type="float">
            <text:p>36</text:p>
          </table:table-cell>
          <table:table-cell office:value-type="float" office:value="852.97" calcext:value-type="float">
            <text:p>852.97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833.81" calcext:value-type="float">
            <text:p>1833.81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3545.6" calcext:value-type="float">
            <text:p>3545.6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6919.33" calcext:value-type="float">
            <text:p>6919.33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4304.75" calcext:value-type="float">
            <text:p>14304.75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28809" calcext:value-type="float">
            <text:p>28809</text:p>
          </table:table-cell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57947" calcext:value-type="float">
            <text:p>5794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0">00/00/0000</text:date>, <text:time style:data-style-name="N2" text:time-value="21:51:20.6842165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Baillehache</meta:initial-creator>
    <meta:creation-date>2019-05-23T21:45:23.434056708</meta:creation-date>
    <dc:date>2019-06-10T00:17:25.910543659</dc:date>
    <meta:editing-duration>PT12H47M</meta:editing-duration>
    <meta:editing-cycles>34</meta:editing-cycles>
    <meta:generator>LibreOffice/5.1.6.2$Linux_x86 LibreOffice_project/10m0$Build-2</meta:generator>
    <dc:creator>Pascal Baillehache</dc:creator>
    <meta:document-statistic meta:table-count="4" meta:cell-count="118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6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legend chart:legend-position="end" svg:x="20.52cm" svg:y="5.741cm" style:legend-expansion="high" chart:style-name="ch2"/>
        <chart:plot-area chart:style-name="ch3" table:cell-range-address="Sheet1.A2:Sheet1.A12 Sheet1.E2:Sheet1.E2 Sheet1.F2:Sheet1.F12 Sheet1.B14:Sheet1.B14 Sheet1.F14:Sheet1.F46 Sheet1.B25:Sheet1.B25 Sheet1.B36:Sheet1.B36" chart:data-source-has-labels="row" svg:x="1.462cm" svg:y="0.271cm" svg:width="18.608cm" svg:height="12.051cm">
          <chartooo:coordinate-region svg:x="2.083cm" svg:y="0.471cm" svg:width="17.615cm" svg:height="11.204cm"/>
          <chart:axis chart:dimension="x" chart:name="primary-x" chart:style-name="ch4">
            <chart:title svg:x="10.219cm" svg:y="12.593cm" chart:style-name="ch5">
              <text:p>nb sort</text:p>
            </chart:title>
          </chart:axis>
          <chart:axis chart:dimension="y" chart:name="primary-y" chart:style-name="ch6">
            <chart:title svg:x="0.451cm" svg:y="6.882cm" chart:style-name="ch7">
              <text:p>time (s)</text:p>
            </chart:title>
            <chart:grid chart:style-name="ch8" chart:class="major"/>
          </chart:axis>
          <chart:series chart:style-name="ch9" chart:values-cell-range-address="Sheet1.F2:Sheet1.F12" chart:label-cell-address="Sheet1.E2:Sheet1.E2" chart:class="chart:scatter">
            <chart:domain table:cell-range-address="Sheet1.A2:Sheet1.A12"/>
            <chart:data-point chart:repeated="11"/>
          </chart:series>
          <chart:series chart:style-name="ch10" chart:values-cell-range-address="Sheet1.F14:Sheet1.F24" chart:label-cell-address="Sheet1.B14:Sheet1.B14" chart:class="chart:scatter">
            <chart:domain table:cell-range-address="Sheet1.A14:Sheet1.A24"/>
            <chart:data-point chart:repeated="11"/>
          </chart:series>
          <chart:series chart:style-name="ch11" chart:values-cell-range-address="Sheet1.F25:Sheet1.F35" chart:label-cell-address="Sheet1.B25:Sheet1.B25" chart:class="chart:scatter">
            <chart:domain table:cell-range-address="Sheet1.A25:Sheet1.A35"/>
            <chart:data-point chart:repeated="11"/>
          </chart:series>
          <chart:series chart:style-name="ch12" chart:values-cell-range-address="Sheet1.F36:Sheet1.F46" chart:label-cell-address="Sheet1.B36:Sheet1.B36" chart:class="chart:scatter">
            <chart:domain table:cell-range-address="Sheet1.A36:Sheet1.A46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1.E2:Sheet1.E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Sheet1.B14:Sheet1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</text:p>
                <draw:g>
                  <svg:desc>Sheet1.B25:Sheet1.B2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</text:p>
                <draw:g>
                  <svg:desc>Sheet1.B36:Sheet1.B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2</svg:desc>
                </draw:g>
              </table:table-cell>
              <table:table-cell office:value-type="float" office:value="0.01626">
                <text:p>0.01626</text:p>
                <draw:g>
                  <svg:desc>Sheet1.F2:Sheet1.F12</svg:desc>
                </draw:g>
              </table:table-cell>
              <table:table-cell office:value-type="float" office:value="1">
                <text:p>1</text:p>
                <draw:g>
                  <svg:desc>Sheet1.A14:Sheet1.A24</svg:desc>
                </draw:g>
              </table:table-cell>
              <table:table-cell office:value-type="float" office:value="0.04698">
                <text:p>0.04698</text:p>
                <draw:g>
                  <svg:desc>Sheet1.F14:Sheet1.F24</svg:desc>
                </draw:g>
              </table:table-cell>
              <table:table-cell office:value-type="float" office:value="1">
                <text:p>1</text:p>
                <draw:g>
                  <svg:desc>Sheet1.A25:Sheet1.A35</svg:desc>
                </draw:g>
              </table:table-cell>
              <table:table-cell office:value-type="float" office:value="0.04693">
                <text:p>0.04693</text:p>
                <draw:g>
                  <svg:desc>Sheet1.F25:Sheet1.F35</svg:desc>
                </draw:g>
              </table:table-cell>
              <table:table-cell office:value-type="float" office:value="1">
                <text:p>1</text:p>
                <draw:g>
                  <svg:desc>Sheet1.A36:Sheet1.A46</svg:desc>
                </draw:g>
              </table:table-cell>
              <table:table-cell office:value-type="float" office:value="0.04651">
                <text:p>0.04651</text:p>
                <draw:g>
                  <svg:desc>Sheet1.F36:Sheet1.F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187">
                <text:p>0.03187</text:p>
              </table:table-cell>
              <table:table-cell office:value-type="float" office:value="2">
                <text:p>2</text:p>
              </table:table-cell>
              <table:table-cell office:value-type="float" office:value="0.07814">
                <text:p>0.07814</text:p>
              </table:table-cell>
              <table:table-cell office:value-type="float" office:value="2">
                <text:p>2</text:p>
              </table:table-cell>
              <table:table-cell office:value-type="float" office:value="0.07791">
                <text:p>0.07791</text:p>
              </table:table-cell>
              <table:table-cell office:value-type="float" office:value="2">
                <text:p>2</text:p>
              </table:table-cell>
              <table:table-cell office:value-type="float" office:value="0.07779">
                <text:p>0.077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6027">
                <text:p>0.06027</text:p>
              </table:table-cell>
              <table:table-cell office:value-type="float" office:value="4">
                <text:p>4</text:p>
              </table:table-cell>
              <table:table-cell office:value-type="float" office:value="0.15829">
                <text:p>0.15829</text:p>
              </table:table-cell>
              <table:table-cell office:value-type="float" office:value="4">
                <text:p>4</text:p>
              </table:table-cell>
              <table:table-cell office:value-type="float" office:value="0.15819">
                <text:p>0.15819</text:p>
              </table:table-cell>
              <table:table-cell office:value-type="float" office:value="4">
                <text:p>4</text:p>
              </table:table-cell>
              <table:table-cell office:value-type="float" office:value="0.15792">
                <text:p>0.157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0741">
                <text:p>0.10741</text:p>
              </table:table-cell>
              <table:table-cell office:value-type="float" office:value="8">
                <text:p>8</text:p>
              </table:table-cell>
              <table:table-cell office:value-type="float" office:value="0.53471">
                <text:p>0.53471</text:p>
              </table:table-cell>
              <table:table-cell office:value-type="float" office:value="8">
                <text:p>8</text:p>
              </table:table-cell>
              <table:table-cell office:value-type="float" office:value="0.53316">
                <text:p>0.53316</text:p>
              </table:table-cell>
              <table:table-cell office:value-type="float" office:value="8">
                <text:p>8</text:p>
              </table:table-cell>
              <table:table-cell office:value-type="float" office:value="0.53334">
                <text:p>0.533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18911">
                <text:p>0.18911</text:p>
              </table:table-cell>
              <table:table-cell office:value-type="float" office:value="16">
                <text:p>16</text:p>
              </table:table-cell>
              <table:table-cell office:value-type="float" office:value="0.57704">
                <text:p>0.57704</text:p>
              </table:table-cell>
              <table:table-cell office:value-type="float" office:value="16">
                <text:p>16</text:p>
              </table:table-cell>
              <table:table-cell office:value-type="float" office:value="0.57569">
                <text:p>0.57569</text:p>
              </table:table-cell>
              <table:table-cell office:value-type="float" office:value="16">
                <text:p>16</text:p>
              </table:table-cell>
              <table:table-cell office:value-type="float" office:value="0.57585">
                <text:p>0.575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42032">
                <text:p>0.42032</text:p>
              </table:table-cell>
              <table:table-cell office:value-type="float" office:value="32">
                <text:p>32</text:p>
              </table:table-cell>
              <table:table-cell office:value-type="float" office:value="1.22675">
                <text:p>1.22675</text:p>
              </table:table-cell>
              <table:table-cell office:value-type="float" office:value="32">
                <text:p>32</text:p>
              </table:table-cell>
              <table:table-cell office:value-type="float" office:value="1.22686">
                <text:p>1.22686</text:p>
              </table:table-cell>
              <table:table-cell office:value-type="float" office:value="32">
                <text:p>32</text:p>
              </table:table-cell>
              <table:table-cell office:value-type="float" office:value="1.22589">
                <text:p>1.225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79203">
                <text:p>0.79203</text:p>
              </table:table-cell>
              <table:table-cell office:value-type="float" office:value="64">
                <text:p>64</text:p>
              </table:table-cell>
              <table:table-cell office:value-type="float" office:value="2.97733">
                <text:p>2.97733</text:p>
              </table:table-cell>
              <table:table-cell office:value-type="float" office:value="64">
                <text:p>64</text:p>
              </table:table-cell>
              <table:table-cell office:value-type="float" office:value="2.97325">
                <text:p>2.97325</text:p>
              </table:table-cell>
              <table:table-cell office:value-type="float" office:value="64">
                <text:p>64</text:p>
              </table:table-cell>
              <table:table-cell office:value-type="float" office:value="2.97733">
                <text:p>2.977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.56865">
                <text:p>1.56865</text:p>
              </table:table-cell>
              <table:table-cell office:value-type="float" office:value="128">
                <text:p>128</text:p>
              </table:table-cell>
              <table:table-cell office:value-type="float" office:value="4.79962">
                <text:p>4.79962</text:p>
              </table:table-cell>
              <table:table-cell office:value-type="float" office:value="128">
                <text:p>128</text:p>
              </table:table-cell>
              <table:table-cell office:value-type="float" office:value="4.79612">
                <text:p>4.79612</text:p>
              </table:table-cell>
              <table:table-cell office:value-type="float" office:value="128">
                <text:p>128</text:p>
              </table:table-cell>
              <table:table-cell office:value-type="float" office:value="4.79562">
                <text:p>4.795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3.2224">
                <text:p>3.2224</text:p>
              </table:table-cell>
              <table:table-cell office:value-type="float" office:value="256">
                <text:p>256</text:p>
              </table:table-cell>
              <table:table-cell office:value-type="float" office:value="9.623">
                <text:p>9.623</text:p>
              </table:table-cell>
              <table:table-cell office:value-type="float" office:value="256">
                <text:p>256</text:p>
              </table:table-cell>
              <table:table-cell office:value-type="float" office:value="9.611">
                <text:p>9.611</text:p>
              </table:table-cell>
              <table:table-cell office:value-type="float" office:value="256">
                <text:p>256</text:p>
              </table:table-cell>
              <table:table-cell office:value-type="float" office:value="9.60675">
                <text:p>9.606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6.322">
                <text:p>6.322</text:p>
              </table:table-cell>
              <table:table-cell office:value-type="float" office:value="512">
                <text:p>512</text:p>
              </table:table-cell>
              <table:table-cell office:value-type="float" office:value="19.263">
                <text:p>19.263</text:p>
              </table:table-cell>
              <table:table-cell office:value-type="float" office:value="512">
                <text:p>512</text:p>
              </table:table-cell>
              <table:table-cell office:value-type="float" office:value="19.26525">
                <text:p>19.26525</text:p>
              </table:table-cell>
              <table:table-cell office:value-type="float" office:value="512">
                <text:p>512</text:p>
              </table:table-cell>
              <table:table-cell office:value-type="float" office:value="19.275">
                <text:p>19.2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12.74233">
                <text:p>12.74233</text:p>
              </table:table-cell>
              <table:table-cell office:value-type="float" office:value="1024">
                <text:p>1024</text:p>
              </table:table-cell>
              <table:table-cell office:value-type="float" office:value="38.6045">
                <text:p>38.6045</text:p>
              </table:table-cell>
              <table:table-cell office:value-type="float" office:value="1024">
                <text:p>1024</text:p>
              </table:table-cell>
              <table:table-cell office:value-type="float" office:value="38.641">
                <text:p>38.641</text:p>
              </table:table-cell>
              <table:table-cell office:value-type="float" office:value="1024">
                <text:p>1024</text:p>
              </table:table-cell>
              <table:table-cell office:value-type="float" office:value="38.6105">
                <text:p>38.61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legend chart:legend-position="end" svg:x="20.308cm" svg:y="5.741cm" style:legend-expansion="high" chart:style-name="ch2"/>
        <chart:plot-area chart:style-name="ch3" table:cell-range-address="Sheet2.A2:Sheet2.A12 Sheet2.E2:Sheet2.E2 Sheet2.F2:Sheet2.F12 Sheet2.B14:Sheet2.B14 Sheet2.F14:Sheet2.F46 Sheet2.B25:Sheet2.B25 Sheet2.B36:Sheet2.B36" chart:data-source-has-labels="row" svg:x="1.462cm" svg:y="0.271cm" svg:width="18.396cm" svg:height="12.051cm">
          <chartooo:coordinate-region svg:x="2.083cm" svg:y="0.471cm" svg:width="17.217cm" svg:height="11.204cm"/>
          <chart:axis chart:dimension="x" chart:name="primary-x" chart:style-name="ch4">
            <chart:title svg:x="10.113cm" svg:y="12.593cm" chart:style-name="ch5">
              <text:p>nb sort</text:p>
            </chart:title>
          </chart:axis>
          <chart:axis chart:dimension="y" chart:name="primary-y" chart:style-name="ch4">
            <chart:title svg:x="0.451cm" svg:y="6.882cm" chart:style-name="ch6">
              <text:p>time (s)</text:p>
            </chart:title>
            <chart:grid chart:style-name="ch7" chart:class="major"/>
          </chart:axis>
          <chart:series chart:style-name="ch8" chart:values-cell-range-address="Sheet2.F2:Sheet2.F12" chart:label-cell-address="Sheet2.E2:Sheet2.E2" chart:class="chart:scatter">
            <chart:domain table:cell-range-address="Sheet2.A2:Sheet2.A12"/>
            <chart:data-point chart:repeated="11"/>
          </chart:series>
          <chart:series chart:style-name="ch9" chart:values-cell-range-address="Sheet2.F14:Sheet2.F24" chart:label-cell-address="Sheet2.B14:Sheet2.B14" chart:class="chart:scatter">
            <chart:domain table:cell-range-address="Sheet2.A14:Sheet2.A24"/>
            <chart:data-point chart:repeated="11"/>
          </chart:series>
          <chart:series chart:style-name="ch10" chart:values-cell-range-address="Sheet2.F25:Sheet2.F35" chart:label-cell-address="Sheet2.B25:Sheet2.B25" chart:class="chart:scatter">
            <chart:domain table:cell-range-address="Sheet2.A25:Sheet2.A35"/>
            <chart:data-point chart:repeated="11"/>
          </chart:series>
          <chart:series chart:style-name="ch11" chart:values-cell-range-address="Sheet2.F36:Sheet2.F46" chart:label-cell-address="Sheet2.B36:Sheet2.B36" chart:class="chart:scatter">
            <chart:domain table:cell-range-address="Sheet2.A36:Sheet2.A46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2.E2:Sheet2.E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Sheet2.B14:Sheet2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</text:p>
                <draw:g>
                  <svg:desc>Sheet2.B25:Sheet2.B2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</text:p>
                <draw:g>
                  <svg:desc>Sheet2.B36:Sheet2.B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2:Sheet2.A12</svg:desc>
                </draw:g>
              </table:table-cell>
              <table:table-cell office:value-type="float" office:value="0.01626">
                <text:p>0.01626</text:p>
                <draw:g>
                  <svg:desc>Sheet2.F2:Sheet2.F12</svg:desc>
                </draw:g>
              </table:table-cell>
              <table:table-cell office:value-type="float" office:value="1">
                <text:p>1</text:p>
                <draw:g>
                  <svg:desc>Sheet2.A14:Sheet2.A24</svg:desc>
                </draw:g>
              </table:table-cell>
              <table:table-cell office:value-type="float" office:value="0.17046">
                <text:p>0.17046</text:p>
                <draw:g>
                  <svg:desc>Sheet2.F14:Sheet2.F24</svg:desc>
                </draw:g>
              </table:table-cell>
              <table:table-cell office:value-type="float" office:value="1">
                <text:p>1</text:p>
                <draw:g>
                  <svg:desc>Sheet2.A25:Sheet2.A35</svg:desc>
                </draw:g>
              </table:table-cell>
              <table:table-cell office:value-type="float" office:value="0.16998">
                <text:p>0.16998</text:p>
                <draw:g>
                  <svg:desc>Sheet2.F25:Sheet2.F35</svg:desc>
                </draw:g>
              </table:table-cell>
              <table:table-cell office:value-type="float" office:value="1">
                <text:p>1</text:p>
                <draw:g>
                  <svg:desc>Sheet2.A36:Sheet2.A46</svg:desc>
                </draw:g>
              </table:table-cell>
              <table:table-cell office:value-type="float" office:value="0.12621">
                <text:p>0.12621</text:p>
                <draw:g>
                  <svg:desc>Sheet2.F36:Sheet2.F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187">
                <text:p>0.03187</text:p>
              </table:table-cell>
              <table:table-cell office:value-type="float" office:value="2">
                <text:p>2</text:p>
              </table:table-cell>
              <table:table-cell office:value-type="float" office:value="0.28996">
                <text:p>0.28996</text:p>
              </table:table-cell>
              <table:table-cell office:value-type="float" office:value="2">
                <text:p>2</text:p>
              </table:table-cell>
              <table:table-cell office:value-type="float" office:value="0.28994">
                <text:p>0.28994</text:p>
              </table:table-cell>
              <table:table-cell office:value-type="float" office:value="2">
                <text:p>2</text:p>
              </table:table-cell>
              <table:table-cell office:value-type="float" office:value="0.24162">
                <text:p>0.241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6027">
                <text:p>0.06027</text:p>
              </table:table-cell>
              <table:table-cell office:value-type="float" office:value="4">
                <text:p>4</text:p>
              </table:table-cell>
              <table:table-cell office:value-type="float" office:value="0.53023">
                <text:p>0.53023</text:p>
              </table:table-cell>
              <table:table-cell office:value-type="float" office:value="4">
                <text:p>4</text:p>
              </table:table-cell>
              <table:table-cell office:value-type="float" office:value="0.53023">
                <text:p>0.53023</text:p>
              </table:table-cell>
              <table:table-cell office:value-type="float" office:value="4">
                <text:p>4</text:p>
              </table:table-cell>
              <table:table-cell office:value-type="float" office:value="0.48602">
                <text:p>0.486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0741">
                <text:p>0.10741</text:p>
              </table:table-cell>
              <table:table-cell office:value-type="float" office:value="8">
                <text:p>8</text:p>
              </table:table-cell>
              <table:table-cell office:value-type="float" office:value="0.97097">
                <text:p>0.97097</text:p>
              </table:table-cell>
              <table:table-cell office:value-type="float" office:value="8">
                <text:p>8</text:p>
              </table:table-cell>
              <table:table-cell office:value-type="float" office:value="0.97006">
                <text:p>0.97006</text:p>
              </table:table-cell>
              <table:table-cell office:value-type="float" office:value="8">
                <text:p>8</text:p>
              </table:table-cell>
              <table:table-cell office:value-type="float" office:value="0.92659">
                <text:p>0.926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18911">
                <text:p>0.18911</text:p>
              </table:table-cell>
              <table:table-cell office:value-type="float" office:value="16">
                <text:p>16</text:p>
              </table:table-cell>
              <table:table-cell office:value-type="float" office:value="1.70239">
                <text:p>1.70239</text:p>
              </table:table-cell>
              <table:table-cell office:value-type="float" office:value="16">
                <text:p>16</text:p>
              </table:table-cell>
              <table:table-cell office:value-type="float" office:value="1.70328">
                <text:p>1.70328</text:p>
              </table:table-cell>
              <table:table-cell office:value-type="float" office:value="16">
                <text:p>16</text:p>
              </table:table-cell>
              <table:table-cell office:value-type="float" office:value="1.65979">
                <text:p>1.659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42032">
                <text:p>0.42032</text:p>
              </table:table-cell>
              <table:table-cell office:value-type="float" office:value="32">
                <text:p>32</text:p>
              </table:table-cell>
              <table:table-cell office:value-type="float" office:value="3.56989">
                <text:p>3.56989</text:p>
              </table:table-cell>
              <table:table-cell office:value-type="float" office:value="32">
                <text:p>32</text:p>
              </table:table-cell>
              <table:table-cell office:value-type="float" office:value="3.56011">
                <text:p>3.56011</text:p>
              </table:table-cell>
              <table:table-cell office:value-type="float" office:value="32">
                <text:p>32</text:p>
              </table:table-cell>
              <table:table-cell office:value-type="float" office:value="3.52589">
                <text:p>3.525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79203">
                <text:p>0.79203</text:p>
              </table:table-cell>
              <table:table-cell office:value-type="float" office:value="64">
                <text:p>64</text:p>
              </table:table-cell>
              <table:table-cell office:value-type="float" office:value="6.9456">
                <text:p>6.9456</text:p>
              </table:table-cell>
              <table:table-cell office:value-type="float" office:value="64">
                <text:p>64</text:p>
              </table:table-cell>
              <table:table-cell office:value-type="float" office:value="6.9264">
                <text:p>6.9264</text:p>
              </table:table-cell>
              <table:table-cell office:value-type="float" office:value="64">
                <text:p>64</text:p>
              </table:table-cell>
              <table:table-cell office:value-type="float" office:value="6.8982">
                <text:p>6.89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.56865">
                <text:p>1.56865</text:p>
              </table:table-cell>
              <table:table-cell office:value-type="float" office:value="128">
                <text:p>128</text:p>
              </table:table-cell>
              <table:table-cell office:value-type="float" office:value="13.759">
                <text:p>13.759</text:p>
              </table:table-cell>
              <table:table-cell office:value-type="float" office:value="128">
                <text:p>128</text:p>
              </table:table-cell>
              <table:table-cell office:value-type="float" office:value="13.655">
                <text:p>13.655</text:p>
              </table:table-cell>
              <table:table-cell office:value-type="float" office:value="128">
                <text:p>128</text:p>
              </table:table-cell>
              <table:table-cell office:value-type="float" office:value="13.71167">
                <text:p>13.711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3.2224">
                <text:p>3.2224</text:p>
              </table:table-cell>
              <table:table-cell office:value-type="float" office:value="256">
                <text:p>256</text:p>
              </table:table-cell>
              <table:table-cell office:value-type="float" office:value="27.538">
                <text:p>27.538</text:p>
              </table:table-cell>
              <table:table-cell office:value-type="float" office:value="256">
                <text:p>256</text:p>
              </table:table-cell>
              <table:table-cell office:value-type="float" office:value="27.2655">
                <text:p>27.2655</text:p>
              </table:table-cell>
              <table:table-cell office:value-type="float" office:value="256">
                <text:p>256</text:p>
              </table:table-cell>
              <table:table-cell office:value-type="float" office:value="27.475">
                <text:p>27.4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6.322">
                <text:p>6.322</text:p>
              </table:table-cell>
              <table:table-cell office:value-type="float" office:value="512">
                <text:p>512</text:p>
              </table:table-cell>
              <table:table-cell office:value-type="float" office:value="54.885">
                <text:p>54.885</text:p>
              </table:table-cell>
              <table:table-cell office:value-type="float" office:value="512">
                <text:p>512</text:p>
              </table:table-cell>
              <table:table-cell office:value-type="float" office:value="54.605">
                <text:p>54.605</text:p>
              </table:table-cell>
              <table:table-cell office:value-type="float" office:value="512">
                <text:p>512</text:p>
              </table:table-cell>
              <table:table-cell office:value-type="float" office:value="55.079">
                <text:p>55.0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12.74233">
                <text:p>12.74233</text:p>
              </table:table-cell>
              <table:table-cell office:value-type="float" office:value="1024">
                <text:p>1024</text:p>
              </table:table-cell>
              <table:table-cell office:value-type="float" office:value="110.705">
                <text:p>110.705</text:p>
              </table:table-cell>
              <table:table-cell office:value-type="float" office:value="1024">
                <text:p>1024</text:p>
              </table:table-cell>
              <table:table-cell office:value-type="float" office:value="109.46">
                <text:p>109.46</text:p>
              </table:table-cell>
              <table:table-cell office:value-type="float" office:value="1024">
                <text:p>1024</text:p>
              </table:table-cell>
              <table:table-cell office:value-type="float" office:value="110.413">
                <text:p>110.4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legend chart:legend-position="end" svg:x="19.752cm" svg:y="5.741cm" style:legend-expansion="high" chart:style-name="ch2"/>
        <chart:plot-area chart:style-name="ch3" table:cell-range-address="Sheet3.A2:Sheet3.A12 Sheet3.E2:Sheet3.E2 Sheet3.F2:Sheet3.F12 Sheet3.B14:Sheet3.B14 Sheet3.F14:Sheet3.F46 Sheet3.B25:Sheet3.B25 Sheet3.B36:Sheet3.B36" chart:data-source-has-labels="row" svg:x="1.462cm" svg:y="0.271cm" svg:width="17.84cm" svg:height="12.051cm">
          <chartooo:coordinate-region svg:x="2.083cm" svg:y="0.471cm" svg:width="16.661cm" svg:height="11.204cm"/>
          <chart:axis chart:dimension="x" chart:name="primary-x" chart:style-name="ch4">
            <chart:title svg:x="9.835cm" svg:y="12.593cm" chart:style-name="ch5">
              <text:p>nb sort</text:p>
            </chart:title>
          </chart:axis>
          <chart:axis chart:dimension="y" chart:name="primary-y" chart:style-name="ch4">
            <chart:title svg:x="0.451cm" svg:y="6.882cm" chart:style-name="ch6">
              <text:p>time (s)</text:p>
            </chart:title>
            <chart:grid chart:style-name="ch7" chart:class="major"/>
          </chart:axis>
          <chart:series chart:style-name="ch8" chart:values-cell-range-address="Sheet3.F2:Sheet3.F12" chart:label-cell-address="Sheet3.E2:Sheet3.E2" chart:class="chart:scatter">
            <chart:domain table:cell-range-address="Sheet3.A2:Sheet3.A12"/>
            <chart:data-point chart:repeated="11"/>
          </chart:series>
          <chart:series chart:style-name="ch9" chart:values-cell-range-address="Sheet3.F14:Sheet3.F24" chart:label-cell-address="Sheet3.B14:Sheet3.B14" chart:class="chart:scatter">
            <chart:domain table:cell-range-address="Sheet3.A14:Sheet3.A24"/>
            <chart:data-point chart:repeated="11"/>
          </chart:series>
          <chart:series chart:style-name="ch10" chart:values-cell-range-address="Sheet3.F25:Sheet3.F35" chart:label-cell-address="Sheet3.B25:Sheet3.B25" chart:class="chart:scatter">
            <chart:domain table:cell-range-address="Sheet3.A25:Sheet3.A35"/>
            <chart:data-point chart:repeated="11"/>
          </chart:series>
          <chart:series chart:style-name="ch11" chart:values-cell-range-address="Sheet3.F36:Sheet3.F46" chart:label-cell-address="Sheet3.B36:Sheet3.B36" chart:class="chart:scatter">
            <chart:domain table:cell-range-address="Sheet3.A36:Sheet3.A46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3.E2:Sheet3.E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Sheet3.B14:Sheet3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Sheet3.B25:Sheet3.B2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/>
                <draw:g>
                  <svg:desc>Sheet3.B36:Sheet3.B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3.A2:Sheet3.A12</svg:desc>
                </draw:g>
              </table:table-cell>
              <table:table-cell office:value-type="float" office:value="0.14264">
                <text:p>0.14264</text:p>
                <draw:g>
                  <svg:desc>Sheet3.F2:Sheet3.F12</svg:desc>
                </draw:g>
              </table:table-cell>
              <table:table-cell office:value-type="float" office:value="1">
                <text:p>1</text:p>
                <draw:g>
                  <svg:desc>Sheet3.A14:Sheet3.A24</svg:desc>
                </draw:g>
              </table:table-cell>
              <table:table-cell office:value-type="float" office:value="0.04512">
                <text:p>0.04512</text:p>
                <draw:g>
                  <svg:desc>Sheet3.F14:Sheet3.F24</svg:desc>
                </draw:g>
              </table:table-cell>
              <table:table-cell office:value-type="float" office:value="NaN">
                <text:p>NaN</text:p>
                <draw:g>
                  <svg:desc>Sheet3.A25:Sheet3.A35</svg:desc>
                </draw:g>
              </table:table-cell>
              <table:table-cell office:value-type="float" office:value="0">
                <text:p>0</text:p>
                <draw:g>
                  <svg:desc>Sheet3.F25:Sheet3.F35</svg:desc>
                </draw:g>
              </table:table-cell>
              <table:table-cell office:value-type="float" office:value="NaN">
                <text:p>NaN</text:p>
                <draw:g>
                  <svg:desc>Sheet3.A36:Sheet3.A46</svg:desc>
                </draw:g>
              </table:table-cell>
              <table:table-cell office:value-type="float" office:value="0">
                <text:p>0</text:p>
                <draw:g>
                  <svg:desc>Sheet3.F36:Sheet3.F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7303">
                <text:p>0.27303</text:p>
              </table:table-cell>
              <table:table-cell office:value-type="float" office:value="2">
                <text:p>2</text:p>
              </table:table-cell>
              <table:table-cell office:value-type="float" office:value="0.07751">
                <text:p>0.0775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1541">
                <text:p>0.51541</text:p>
              </table:table-cell>
              <table:table-cell office:value-type="float" office:value="4">
                <text:p>4</text:p>
              </table:table-cell>
              <table:table-cell office:value-type="float" office:value="0.15761">
                <text:p>0.1576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9353">
                <text:p>0.9353</text:p>
              </table:table-cell>
              <table:table-cell office:value-type="float" office:value="8">
                <text:p>8</text:p>
              </table:table-cell>
              <table:table-cell office:value-type="float" office:value="0.53059">
                <text:p>0.5305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65928">
                <text:p>1.65928</text:p>
              </table:table-cell>
              <table:table-cell office:value-type="float" office:value="16">
                <text:p>16</text:p>
              </table:table-cell>
              <table:table-cell office:value-type="float" office:value="0.57505">
                <text:p>0.575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3.51978">
                <text:p>3.51978</text:p>
              </table:table-cell>
              <table:table-cell office:value-type="float" office:value="32">
                <text:p>32</text:p>
              </table:table-cell>
              <table:table-cell office:value-type="float" office:value="1.24371">
                <text:p>1.2437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6.8838">
                <text:p>6.8838</text:p>
              </table:table-cell>
              <table:table-cell office:value-type="float" office:value="64">
                <text:p>64</text:p>
              </table:table-cell>
              <table:table-cell office:value-type="float" office:value="3.4397">
                <text:p>3.43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3.665">
                <text:p>13.665</text:p>
              </table:table-cell>
              <table:table-cell office:value-type="float" office:value="128">
                <text:p>128</text:p>
              </table:table-cell>
              <table:table-cell office:value-type="float" office:value="4.85025">
                <text:p>4.850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27.3875">
                <text:p>27.3875</text:p>
              </table:table-cell>
              <table:table-cell office:value-type="float" office:value="256">
                <text:p>256</text:p>
              </table:table-cell>
              <table:table-cell office:value-type="float" office:value="9.932">
                <text:p>9.93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54.892">
                <text:p>54.892</text:p>
              </table:table-cell>
              <table:table-cell office:value-type="float" office:value="512">
                <text:p>512</text:p>
              </table:table-cell>
              <table:table-cell office:value-type="float" office:value="19.88875">
                <text:p>19.888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110.026">
                <text:p>110.02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legend chart:legend-position="end" svg:x="20.52cm" svg:y="5.741cm" style:legend-expansion="high" chart:style-name="ch2"/>
        <chart:plot-area chart:style-name="ch3" table:cell-range-address="Sheet4.A2:Sheet4.A12 Sheet4.E2:Sheet4.E2 Sheet4.F2:Sheet4.F12 Sheet4.B14:Sheet4.B14 Sheet4.F14:Sheet4.F46 Sheet4.B25:Sheet4.B25 Sheet4.B36:Sheet4.B36" chart:data-source-has-labels="row" svg:x="1.462cm" svg:y="0.271cm" svg:width="18.608cm" svg:height="12.051cm">
          <chartooo:coordinate-region svg:x="2.083cm" svg:y="0.471cm" svg:width="17.615cm" svg:height="11.204cm"/>
          <chart:axis chart:dimension="x" chart:name="primary-x" chart:style-name="ch4">
            <chart:title svg:x="10.219cm" svg:y="12.593cm" chart:style-name="ch5">
              <text:p>nb sort</text:p>
            </chart:title>
          </chart:axis>
          <chart:axis chart:dimension="y" chart:name="primary-y" chart:style-name="ch4">
            <chart:title svg:x="0.451cm" svg:y="6.882cm" chart:style-name="ch6">
              <text:p>time (s)</text:p>
            </chart:title>
            <chart:grid chart:style-name="ch7" chart:class="major"/>
          </chart:axis>
          <chart:series chart:style-name="ch8" chart:values-cell-range-address="Sheet4.F2:Sheet4.F12" chart:label-cell-address="Sheet4.E2:Sheet4.E2" chart:class="chart:scatter">
            <chart:domain table:cell-range-address="Sheet4.A2:Sheet4.A12"/>
            <chart:data-point chart:repeated="11"/>
          </chart:series>
          <chart:series chart:style-name="ch9" chart:values-cell-range-address="Sheet4.F14:Sheet4.F24" chart:label-cell-address="Sheet4.B14:Sheet4.B14" chart:class="chart:scatter">
            <chart:domain table:cell-range-address="Sheet4.A14:Sheet4.A24"/>
            <chart:data-point chart:repeated="11"/>
          </chart:series>
          <chart:series chart:style-name="ch10" chart:values-cell-range-address="Sheet4.F25:Sheet4.F35" chart:label-cell-address="Sheet4.B25:Sheet4.B25" chart:class="chart:scatter">
            <chart:domain table:cell-range-address="Sheet4.A25:Sheet4.A35"/>
            <chart:data-point chart:repeated="11"/>
          </chart:series>
          <chart:series chart:style-name="ch11" chart:values-cell-range-address="Sheet4.F36:Sheet4.F46" chart:label-cell-address="Sheet4.B36:Sheet4.B36" chart:class="chart:scatter">
            <chart:domain table:cell-range-address="Sheet4.A36:Sheet4.A46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4.E2:Sheet4.E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Sheet4.B14:Sheet4.B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</text:p>
                <draw:g>
                  <svg:desc>Sheet4.B25:Sheet4.B2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</text:p>
                <draw:g>
                  <svg:desc>Sheet4.B36:Sheet4.B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4.A2:Sheet4.A12</svg:desc>
                </draw:g>
              </table:table-cell>
              <table:table-cell office:value-type="float" office:value="0.01626">
                <text:p>0.01626</text:p>
                <draw:g>
                  <svg:desc>Sheet4.F2:Sheet4.F12</svg:desc>
                </draw:g>
              </table:table-cell>
              <table:table-cell office:value-type="float" office:value="1">
                <text:p>1</text:p>
                <draw:g>
                  <svg:desc>Sheet4.A14:Sheet4.A24</svg:desc>
                </draw:g>
              </table:table-cell>
              <table:table-cell office:value-type="float" office:value="0.08369">
                <text:p>0.08369</text:p>
                <draw:g>
                  <svg:desc>Sheet4.F14:Sheet4.F24</svg:desc>
                </draw:g>
              </table:table-cell>
              <table:table-cell office:value-type="float" office:value="1">
                <text:p>1</text:p>
                <draw:g>
                  <svg:desc>Sheet4.A25:Sheet4.A35</svg:desc>
                </draw:g>
              </table:table-cell>
              <table:table-cell office:value-type="float" office:value="0.08571">
                <text:p>0.08571</text:p>
                <draw:g>
                  <svg:desc>Sheet4.F25:Sheet4.F35</svg:desc>
                </draw:g>
              </table:table-cell>
              <table:table-cell office:value-type="float" office:value="1">
                <text:p>1</text:p>
                <draw:g>
                  <svg:desc>Sheet4.A36:Sheet4.A46</svg:desc>
                </draw:g>
              </table:table-cell>
              <table:table-cell office:value-type="float" office:value="0.08609">
                <text:p>0.08609</text:p>
                <draw:g>
                  <svg:desc>Sheet4.F36:Sheet4.F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187">
                <text:p>0.03187</text:p>
              </table:table-cell>
              <table:table-cell office:value-type="float" office:value="2">
                <text:p>2</text:p>
              </table:table-cell>
              <table:table-cell office:value-type="float" office:value="0.13625">
                <text:p>0.13625</text:p>
              </table:table-cell>
              <table:table-cell office:value-type="float" office:value="2">
                <text:p>2</text:p>
              </table:table-cell>
              <table:table-cell office:value-type="float" office:value="0.1357">
                <text:p>0.1357</text:p>
              </table:table-cell>
              <table:table-cell office:value-type="float" office:value="2">
                <text:p>2</text:p>
              </table:table-cell>
              <table:table-cell office:value-type="float" office:value="0.1379">
                <text:p>0.13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6027">
                <text:p>0.06027</text:p>
              </table:table-cell>
              <table:table-cell office:value-type="float" office:value="4">
                <text:p>4</text:p>
              </table:table-cell>
              <table:table-cell office:value-type="float" office:value="0.24896">
                <text:p>0.24896</text:p>
              </table:table-cell>
              <table:table-cell office:value-type="float" office:value="4">
                <text:p>4</text:p>
              </table:table-cell>
              <table:table-cell office:value-type="float" office:value="0.25039">
                <text:p>0.25039</text:p>
              </table:table-cell>
              <table:table-cell office:value-type="float" office:value="4">
                <text:p>4</text:p>
              </table:table-cell>
              <table:table-cell office:value-type="float" office:value="0.2482">
                <text:p>0.24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0741">
                <text:p>0.10741</text:p>
              </table:table-cell>
              <table:table-cell office:value-type="float" office:value="8">
                <text:p>8</text:p>
              </table:table-cell>
              <table:table-cell office:value-type="float" office:value="0.45512">
                <text:p>0.45512</text:p>
              </table:table-cell>
              <table:table-cell office:value-type="float" office:value="8">
                <text:p>8</text:p>
              </table:table-cell>
              <table:table-cell office:value-type="float" office:value="0.45585">
                <text:p>0.45585</text:p>
              </table:table-cell>
              <table:table-cell office:value-type="float" office:value="8">
                <text:p>8</text:p>
              </table:table-cell>
              <table:table-cell office:value-type="float" office:value="0.5058">
                <text:p>0.50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18911">
                <text:p>0.18911</text:p>
              </table:table-cell>
              <table:table-cell office:value-type="float" office:value="16">
                <text:p>16</text:p>
              </table:table-cell>
              <table:table-cell office:value-type="float" office:value="0.79705">
                <text:p>0.79705</text:p>
              </table:table-cell>
              <table:table-cell office:value-type="float" office:value="16">
                <text:p>16</text:p>
              </table:table-cell>
              <table:table-cell office:value-type="float" office:value="0.8085">
                <text:p>0.8085</text:p>
              </table:table-cell>
              <table:table-cell office:value-type="float" office:value="16">
                <text:p>16</text:p>
              </table:table-cell>
              <table:table-cell office:value-type="float" office:value="0.80755">
                <text:p>0.807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42032">
                <text:p>0.42032</text:p>
              </table:table-cell>
              <table:table-cell office:value-type="float" office:value="32">
                <text:p>32</text:p>
              </table:table-cell>
              <table:table-cell office:value-type="float" office:value="1.66867">
                <text:p>1.66867</text:p>
              </table:table-cell>
              <table:table-cell office:value-type="float" office:value="32">
                <text:p>32</text:p>
              </table:table-cell>
              <table:table-cell office:value-type="float" office:value="1.70661">
                <text:p>1.70661</text:p>
              </table:table-cell>
              <table:table-cell office:value-type="float" office:value="32">
                <text:p>32</text:p>
              </table:table-cell>
              <table:table-cell office:value-type="float" office:value="1.66667">
                <text:p>1.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79203">
                <text:p>0.79203</text:p>
              </table:table-cell>
              <table:table-cell office:value-type="float" office:value="64">
                <text:p>64</text:p>
              </table:table-cell>
              <table:table-cell office:value-type="float" office:value="3.2447">
                <text:p>3.2447</text:p>
              </table:table-cell>
              <table:table-cell office:value-type="float" office:value="64">
                <text:p>64</text:p>
              </table:table-cell>
              <table:table-cell office:value-type="float" office:value="3.3886">
                <text:p>3.3886</text:p>
              </table:table-cell>
              <table:table-cell office:value-type="float" office:value="64">
                <text:p>64</text:p>
              </table:table-cell>
              <table:table-cell office:value-type="float" office:value="3.2349">
                <text:p>3.2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.56865">
                <text:p>1.56865</text:p>
              </table:table-cell>
              <table:table-cell office:value-type="float" office:value="128">
                <text:p>128</text:p>
              </table:table-cell>
              <table:table-cell office:value-type="float" office:value="6.47367">
                <text:p>6.47367</text:p>
              </table:table-cell>
              <table:table-cell office:value-type="float" office:value="128">
                <text:p>128</text:p>
              </table:table-cell>
              <table:table-cell office:value-type="float" office:value="6.84367">
                <text:p>6.84367</text:p>
              </table:table-cell>
              <table:table-cell office:value-type="float" office:value="128">
                <text:p>128</text:p>
              </table:table-cell>
              <table:table-cell office:value-type="float" office:value="6.41233">
                <text:p>6.412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3.2224">
                <text:p>3.2224</text:p>
              </table:table-cell>
              <table:table-cell office:value-type="float" office:value="256">
                <text:p>256</text:p>
              </table:table-cell>
              <table:table-cell office:value-type="float" office:value="12.8375">
                <text:p>12.8375</text:p>
              </table:table-cell>
              <table:table-cell office:value-type="float" office:value="256">
                <text:p>256</text:p>
              </table:table-cell>
              <table:table-cell office:value-type="float" office:value="13.773">
                <text:p>13.773</text:p>
              </table:table-cell>
              <table:table-cell office:value-type="float" office:value="256">
                <text:p>256</text:p>
              </table:table-cell>
              <table:table-cell office:value-type="float" office:value="12.81825">
                <text:p>12.818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6.322">
                <text:p>6.322</text:p>
              </table:table-cell>
              <table:table-cell office:value-type="float" office:value="512">
                <text:p>512</text:p>
              </table:table-cell>
              <table:table-cell office:value-type="float" office:value="25.6665">
                <text:p>25.6665</text:p>
              </table:table-cell>
              <table:table-cell office:value-type="float" office:value="512">
                <text:p>512</text:p>
              </table:table-cell>
              <table:table-cell office:value-type="float" office:value="27.6165">
                <text:p>27.6165</text:p>
              </table:table-cell>
              <table:table-cell office:value-type="float" office:value="512">
                <text:p>512</text:p>
              </table:table-cell>
              <table:table-cell office:value-type="float" office:value="25.6195">
                <text:p>25.61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12.74233">
                <text:p>12.74233</text:p>
              </table:table-cell>
              <table:table-cell office:value-type="float" office:value="1024">
                <text:p>1024</text:p>
              </table:table-cell>
              <table:table-cell office:value-type="float" office:value="51.514">
                <text:p>51.514</text:p>
              </table:table-cell>
              <table:table-cell office:value-type="float" office:value="1024">
                <text:p>1024</text:p>
              </table:table-cell>
              <table:table-cell office:value-type="float" office:value="54.1315">
                <text:p>54.1315</text:p>
              </table:table-cell>
              <table:table-cell office:value-type="float" office:value="1024">
                <text:p>1024</text:p>
              </table:table-cell>
              <table:table-cell office:value-type="float" office:value="54.7455">
                <text:p>54.74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